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102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5972in"/>
    </style:style>
    <style:style style:name="co6" style:family="table-column">
      <style:table-column-properties fo:break-before="auto" style:column-width="0.2453in"/>
    </style:style>
    <style:style style:name="co7" style:family="table-column">
      <style:table-column-properties fo:break-before="auto" style:column-width="1.072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1.0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457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tl-br="none"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3faf46"/>
      <style:text-properties fo:color="#ffffff" fo:font-weight="bold" style:font-weight-asian="bold" style:font-weight-complex="bold"/>
    </style:style>
    <style:style style:name="ce28" style:family="table-cell" style:parent-style-name="Default" style:data-style-name="N4">
      <style:table-cell-properties fo:background-color="#3faf46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 style:data-style-name="N129"/>
    <style:style style:name="ce24" style:family="table-cell" style:parent-style-name="Default">
      <style:table-cell-properties style:diagonal-tl-br="none" fo:border="none"/>
    </style:style>
    <style:style style:name="ce6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30" style:family="table-cell" style:parent-style-name="Default">
      <style:table-cell-properties fo:border-bottom="none" style:diagonal-tl-br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32" style:family="table-cell" style:parent-style-name="Default">
      <style:table-cell-properties fo:border="none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 style:data-style-name="N3"/>
    <style:style style:name="ce40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38" style:family="table-cell" style:parent-style-name="Default" style:data-style-name="N4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2" style:family="table-cell" style:parent-style-name="Default" style:data-style-name="N4"/>
    <style:style style:name="ce41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66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style:rotation-angle="315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fo:background-color="#dddddd" style:text-align-source="value-type" style:repeat-content="false" fo:wrap-option="no-wrap" style:direction="ltr" fo:padding="0.0138in" style:rotation-angle="0" style:rotation-align="none" style:vertical-align="automatic"/>
    </style:style>
    <style:style style:name="ce53" style:family="table-cell" style:parent-style-name="Default" style:data-style-name="N4">
      <style:table-cell-properties fo:background-color="#dddddd" style:text-align-source="value-type" style:repeat-content="false" fo:wrap-option="no-wrap" style:direction="ltr" fo:padding="0.0138in" style:rotation-angle="0" style:rotation-align="none" style:vertical-align="automatic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315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ring Harness Mass Estimator" table:style-name="ta1">
        <table:table-column table:style-name="co1" table:default-cell-style-name="ce17"/>
        <table:table-column table:style-name="co2" table:default-cell-style-name="ce20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2" table:number-columns-repeated="4" table:default-cell-style-name="Default"/>
        <table:table-column table:style-name="co7" table:default-cell-style-name="ce49"/>
        <table:table-column table:style-name="co8" table:number-columns-repeated="11" table:default-cell-style-name="ce53"/>
        <table:table-row table:style-name="ro1">
          <table:table-cell table:style-name="ce13" office:value-type="string" calcext:value-type="string">
            <text:p>Wiring Harness Mass Estimator</text:p>
          </table:table-cell>
          <table:table-cell table:style-name="Default" table:number-columns-repeated="2"/>
          <table:table-cell table:style-name="ce37" office:value-type="string" calcext:value-type="string">
            <text:p>By John Nguyen</text:p>
          </table:table-cell>
          <table:table-cell table:style-name="ce37" office:value-type="string" calcext:value-type="string">
            <text:p>Updated 19 March 2025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Combination Comparison</text:p>
          </table:table-cell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Length</text:p>
          </table:table-cell>
          <table:table-cell table:style-name="ce25" office:value-type="float" office:value="15" calcext:value-type="float">
            <text:p>15</text:p>
          </table:table-cell>
          <table:table-cell table:style-name="Default" office:value-type="string" calcext:value-type="string">
            <text:p>ft</text:p>
          </table:table-cell>
          <table:table-cell table:style-name="ce13" office:value-type="string" calcext:value-type="string">
            <text:p>Cable Comparison</text:p>
          </table:table-cell>
          <table:table-cell/>
          <table:table-cell table:style-name="Default"/>
          <table:table-cell table:number-columns-repeated="4"/>
          <table:table-cell table:style-name="ce46" office:value-type="string" calcext:value-type="string">
            <text:p>CAT5</text:p>
          </table:table-cell>
          <table:table-cell table:style-name="ce51" office:value-type="string" calcext:value-type="string">
            <text:p>Deutsch DT</text:p>
          </table:table-cell>
          <table:table-cell table:style-name="ce51" office:value-type="string" calcext:value-type="string">
            <text:p>JST</text:p>
          </table:table-cell>
          <table:table-cell table:style-name="ce51" office:value-type="string" calcext:value-type="string">
            <text:p>Weather-pack</text:p>
          </table:table-cell>
          <table:table-cell table:style-name="ce51" office:value-type="string" calcext:value-type="string">
            <text:p>XT-60</text:p>
          </table:table-cell>
          <table:table-cell table:style-name="ce51" office:value-type="string" calcext:value-type="string">
            <text:p>XT-30</text:p>
          </table:table-cell>
          <table:table-cell table:style-name="ce51" office:value-type="string" calcext:value-type="string">
            <text:p>DB-9 Female</text:p>
          </table:table-cell>
          <table:table-cell table:style-name="ce51" office:value-type="string" calcext:value-type="string">
            <text:p>DB-9 Male</text:p>
          </table:table-cell>
          <table:table-cell table:style-name="ce51" office:value-type="string" calcext:value-type="string">
            <text:p>DB-15 Female</text:p>
          </table:table-cell>
          <table:table-cell table:style-name="ce51" office:value-type="string" calcext:value-type="string">
            <text:p>DB-15 Male</text:p>
          </table:table-cell>
          <table:table-cell table:style-name="ce51" office:value-type="string" calcext:value-type="string">
            <text:p>DB-25 Female</text:p>
          </table:table-cell>
          <table:table-cell table:style-name="ce54" office:value-type="string" calcext:value-type="string">
            <text:p>DB-25 Male</text:p>
          </table:table-cell>
        </table:table-row>
        <table:table-row table:style-name="ro1">
          <table:table-cell table:style-name="ce2" office:value-type="string" calcext:value-type="string">
            <text:p>Total # of Pins</text:p>
          </table:table-cell>
          <table:table-cell table:style-name="ce25" office:value-type="float" office:value="16" calcext:value-type="float">
            <text:p>16</text:p>
          </table:table-cell>
          <table:table-cell table:style-name="Default"/>
          <table:table-cell table:style-name="ce15" office:value-type="string" calcext:value-type="string">
            <text:p>CAT5 (8 Conductors)</text:p>
          </table:table-cell>
          <table:table-cell table:style-name="ce5"/>
          <table:table-cell table:style-name="ce8"/>
          <table:table-cell table:number-columns-repeated="4"/>
          <table:table-cell table:style-name="ce47" office:value-type="string" calcext:value-type="string">
            <text:p>Deutsch DT</text:p>
          </table:table-cell>
          <table:table-cell table:style-name="ce52" table:formula="of:=IFERROR([.$E$5]+[.$B$11]+[.$B24];&quot;&quot;)" office:value-type="float" office:value="2.39303937007874" calcext:value-type="float">
            <text:p>2.39</text:p>
          </table:table-cell>
          <table:table-cell table:style-name="ce52" table:formula="of:=IFERROR([.$E$5]+[.$B$12]+[.$B24];&quot;&quot;)" office:value-type="float" office:value="1.79186079865017" calcext:value-type="float">
            <text:p>1.79</text:p>
          </table:table-cell>
          <table:table-cell table:style-name="ce52" table:formula="of:=IFERROR([.$E$5]+[.$B$13]+[.$B24];&quot;&quot;)" office:value-type="float" office:value="2.17703937007874" calcext:value-type="float">
            <text:p>2.18</text:p>
          </table:table-cell>
          <table:table-cell table:style-name="ce52" table:formula="of:=IFERROR([.$E$5]+[.$B$14]+[.$B24];&quot;&quot;)">
            <text:p/>
          </table:table-cell>
          <table:table-cell table:style-name="ce52" table:formula="of:=IFERROR([.$E$5]+[.$B$15]+[.$B24];&quot;&quot;)">
            <text:p/>
          </table:table-cell>
          <table:table-cell table:style-name="ce52" table:formula="of:=IFERROR([.$E$5]+[.$B$16]+[.$B24];&quot;&quot;)" office:value-type="float" office:value="1.58953937007874" calcext:value-type="float">
            <text:p>1.59</text:p>
          </table:table-cell>
          <table:table-cell table:style-name="ce52" table:formula="of:=IFERROR([.$E$5]+[.$B$17]+[.$B24];&quot;&quot;)" office:value-type="float" office:value="1.56703937007874" calcext:value-type="float">
            <text:p>1.57</text:p>
          </table:table-cell>
          <table:table-cell table:style-name="ce52" table:formula="of:=IFERROR([.$E$5]+[.$B$18]+[.$B24];&quot;&quot;)">
            <text:p/>
          </table:table-cell>
          <table:table-cell table:style-name="ce52" table:formula="of:=IFERROR([.$E$5]+[.$B$19]+[.$B24];&quot;&quot;)">
            <text:p/>
          </table:table-cell>
          <table:table-cell table:style-name="ce52" table:formula="of:=IFERROR([.$E$5]+[.$B$20]+[.$B24];&quot;&quot;)">
            <text:p/>
          </table:table-cell>
          <table:table-cell table:style-name="ce52" table:formula="of:=IFERROR([.$E$5]+[.$B$21]+[.$B24];&quot;&quot;)">
            <text:p/>
          </table:table-cell>
        </table:table-row>
        <table:table-row table:style-name="ro1">
          <table:table-cell table:style-name="ce2" office:value-type="string" calcext:value-type="string">
            <text:p># of Signal Pins</text:p>
          </table:table-cell>
          <table:table-cell table:style-name="ce25" office:value-type="float" office:value="0" calcext:value-type="float">
            <text:p>0</text:p>
          </table:table-cell>
          <table:table-cell table:style-name="Default"/>
          <table:table-cell table:style-name="ce16" office:value-type="string" calcext:value-type="string">
            <text:p>Needed #</text:p>
          </table:table-cell>
          <table:table-cell table:style-name="ce27" table:formula="of:=CEILING([.B3]/8)" office:value-type="float" office:value="2" calcext:value-type="float">
            <text:p>2</text:p>
          </table:table-cell>
          <table:table-cell/>
          <table:table-cell table:style-name="ce37" office:value-type="string" calcext:value-type="string">
            <text:p>Max current: 0.5 Amp per conductor</text:p>
          </table:table-cell>
          <table:table-cell table:number-columns-repeated="3"/>
          <table:table-cell table:style-name="ce47" office:value-type="string" calcext:value-type="string">
            <text:p>JST</text:p>
          </table:table-cell>
          <table:table-cell table:style-name="ce52" table:formula="of:=IFERROR([.$E$5]+[.$B$11]+[.$B25];&quot;&quot;)" office:value-type="float" office:value="1.85865841769779" calcext:value-type="float">
            <text:p>1.86</text:p>
          </table:table-cell>
          <table:table-cell table:style-name="ce52" table:formula="of:=IFERROR([.$E$5]+[.$B$12]+[.$B25];&quot;&quot;)" office:value-type="float" office:value="1.25747984626922" calcext:value-type="float">
            <text:p>1.26</text:p>
          </table:table-cell>
          <table:table-cell table:style-name="ce52" table:formula="of:=IFERROR([.$E$5]+[.$B$13]+[.$B25];&quot;&quot;)" office:value-type="float" office:value="1.64265841769779" calcext:value-type="float">
            <text:p>1.64</text:p>
          </table:table-cell>
          <table:table-cell table:style-name="ce52" table:formula="of:=IFERROR([.$E$5]+[.$B$14]+[.$B25];&quot;&quot;)">
            <text:p/>
          </table:table-cell>
          <table:table-cell table:style-name="ce52" table:formula="of:=IFERROR([.$E$5]+[.$B$15]+[.$B25];&quot;&quot;)">
            <text:p/>
          </table:table-cell>
          <table:table-cell table:style-name="ce52" table:formula="of:=IFERROR([.$E$5]+[.$B$16]+[.$B25];&quot;&quot;)" office:value-type="float" office:value="1.05515841769779" calcext:value-type="float">
            <text:p>1.06</text:p>
          </table:table-cell>
          <table:table-cell table:style-name="ce52" table:formula="of:=IFERROR([.$E$5]+[.$B$17]+[.$B25];&quot;&quot;)" office:value-type="float" office:value="1.03265841769779" calcext:value-type="float">
            <text:p>1.03</text:p>
          </table:table-cell>
          <table:table-cell table:style-name="ce52" table:formula="of:=IFERROR([.$E$5]+[.$B$18]+[.$B25];&quot;&quot;)">
            <text:p/>
          </table:table-cell>
          <table:table-cell table:style-name="ce52" table:formula="of:=IFERROR([.$E$5]+[.$B$19]+[.$B25];&quot;&quot;)">
            <text:p/>
          </table:table-cell>
          <table:table-cell table:style-name="ce52" table:formula="of:=IFERROR([.$E$5]+[.$B$20]+[.$B25];&quot;&quot;)">
            <text:p/>
          </table:table-cell>
          <table:table-cell table:style-name="ce52" table:formula="of:=IFERROR([.$E$5]+[.$B$21]+[.$B25];&quot;&quot;)">
            <text:p/>
          </table:table-cell>
        </table:table-row>
        <table:table-row table:style-name="ro1">
          <table:table-cell table:style-name="ce2" office:value-type="string" calcext:value-type="string">
            <text:p>Max current per pin</text:p>
          </table:table-cell>
          <table:table-cell table:style-name="ce28" table:formula="of:=10/24" office:value-type="float" office:value="0.416666666666667" calcext:value-type="float">
            <text:p>0.42</text:p>
          </table:table-cell>
          <table:table-cell table:style-name="Default" office:value-type="string" calcext:value-type="string">
            <text:p>A</text:p>
          </table:table-cell>
          <table:table-cell table:style-name="ce26" office:value-type="string" calcext:value-type="string">
            <text:p>Mass</text:p>
          </table:table-cell>
          <table:table-cell table:style-name="ce40" table:formula="of:=31*2.205/1000/39.37*12*[.B2]*[.E4]" office:value-type="float" office:value="0.62503937007874" calcext:value-type="float">
            <text:p>0.63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table:style-name="ce47" office:value-type="string" calcext:value-type="string">
            <text:p>Weather-pack</text:p>
          </table:table-cell>
          <table:table-cell table:style-name="ce52" table:formula="of:=IFERROR([.$E$5]+[.$B$11]+[.$B26];&quot;&quot;)" office:value-type="float" office:value="2.20103937007874" calcext:value-type="float">
            <text:p>2.20</text:p>
          </table:table-cell>
          <table:table-cell table:style-name="ce52" table:formula="of:=IFERROR([.$E$5]+[.$B$12]+[.$B26];&quot;&quot;)" office:value-type="float" office:value="1.59986079865017" calcext:value-type="float">
            <text:p>1.60</text:p>
          </table:table-cell>
          <table:table-cell table:style-name="ce52" table:formula="of:=IFERROR([.$E$5]+[.$B$13]+[.$B26];&quot;&quot;)" office:value-type="float" office:value="1.98503937007874" calcext:value-type="float">
            <text:p>1.99</text:p>
          </table:table-cell>
          <table:table-cell table:style-name="ce52" table:formula="of:=IFERROR([.$E$5]+[.$B$14]+[.$B26];&quot;&quot;)">
            <text:p/>
          </table:table-cell>
          <table:table-cell table:style-name="ce52" table:formula="of:=IFERROR([.$E$5]+[.$B$15]+[.$B26];&quot;&quot;)">
            <text:p/>
          </table:table-cell>
          <table:table-cell table:style-name="ce52" table:formula="of:=IFERROR([.$E$5]+[.$B$16]+[.$B26];&quot;&quot;)" office:value-type="float" office:value="1.39753937007874" calcext:value-type="float">
            <text:p>1.40</text:p>
          </table:table-cell>
          <table:table-cell table:style-name="ce52" table:formula="of:=IFERROR([.$E$5]+[.$B$17]+[.$B26];&quot;&quot;)" office:value-type="float" office:value="1.37503937007874" calcext:value-type="float">
            <text:p>1.38</text:p>
          </table:table-cell>
          <table:table-cell table:style-name="ce52" table:formula="of:=IFERROR([.$E$5]+[.$B$18]+[.$B26];&quot;&quot;)">
            <text:p/>
          </table:table-cell>
          <table:table-cell table:style-name="ce52" table:formula="of:=IFERROR([.$E$5]+[.$B$19]+[.$B26];&quot;&quot;)">
            <text:p/>
          </table:table-cell>
          <table:table-cell table:style-name="ce52" table:formula="of:=IFERROR([.$E$5]+[.$B$20]+[.$B26];&quot;&quot;)">
            <text:p/>
          </table:table-cell>
          <table:table-cell table:style-name="ce52" table:formula="of:=IFERROR([.$E$5]+[.$B$21]+[.$B26];&quot;&quot;)">
            <text:p/>
          </table:table-cell>
        </table:table-row>
        <table:table-row table:style-name="ro1">
          <table:table-cell table:style-name="ce2" office:value-type="string" calcext:value-type="string">
            <text:p>Pins per connector (A)</text:p>
          </table:table-cell>
          <table:table-cell table:style-name="ce25" office:value-type="float" office:value="9" calcext:value-type="float">
            <text:p>9</text:p>
          </table:table-cell>
          <table:table-cell table:style-name="Default"/>
          <table:table-cell table:style-name="ce15" office:value-type="string" calcext:value-type="string">
            <text:p>Insulated Wire</text:p>
          </table:table-cell>
          <table:table-cell table:style-name="ce38" table:formula="of:=CONCATENATE(INDEX([$Constants.$B$2:.$B$26];MATCH([.$B$5]*2;[$Constants.$A$2:.$A$26];-1);1);&quot; AWG&quot;)" office:value-type="string" office:string-value="22 AWG" calcext:value-type="string">
            <text:p>22 AWG</text:p>
          </table:table-cell>
          <table:table-cell table:style-name="ce8"/>
          <table:table-cell table:number-columns-repeated="4"/>
          <table:table-cell table:style-name="ce47" office:value-type="string" calcext:value-type="string">
            <text:p>XT-60</text:p>
          </table:table-cell>
          <table:table-cell table:style-name="ce52" table:formula="of:=IFERROR([.$E$5]+[.$B$11]+[.$B27];&quot;&quot;)" office:value-type="float" office:value="2.14103937007874" calcext:value-type="float">
            <text:p>2.14</text:p>
          </table:table-cell>
          <table:table-cell table:style-name="ce52" table:formula="of:=IFERROR([.$E$5]+[.$B$12]+[.$B27];&quot;&quot;)" office:value-type="float" office:value="1.53986079865017" calcext:value-type="float">
            <text:p>1.54</text:p>
          </table:table-cell>
          <table:table-cell table:style-name="ce52" table:formula="of:=IFERROR([.$E$5]+[.$B$13]+[.$B27];&quot;&quot;)" office:value-type="float" office:value="1.92503937007874" calcext:value-type="float">
            <text:p>1.93</text:p>
          </table:table-cell>
          <table:table-cell table:style-name="ce52" table:formula="of:=IFERROR([.$E$5]+[.$B$14]+[.$B27];&quot;&quot;)">
            <text:p/>
          </table:table-cell>
          <table:table-cell table:style-name="ce52" table:formula="of:=IFERROR([.$E$5]+[.$B$15]+[.$B27];&quot;&quot;)">
            <text:p/>
          </table:table-cell>
          <table:table-cell table:style-name="ce52" table:formula="of:=IFERROR([.$E$5]+[.$B$16]+[.$B27];&quot;&quot;)" office:value-type="float" office:value="1.33753937007874" calcext:value-type="float">
            <text:p>1.34</text:p>
          </table:table-cell>
          <table:table-cell table:style-name="ce52" table:formula="of:=IFERROR([.$E$5]+[.$B$17]+[.$B27];&quot;&quot;)" office:value-type="float" office:value="1.31503937007874" calcext:value-type="float">
            <text:p>1.32</text:p>
          </table:table-cell>
          <table:table-cell table:style-name="ce52" table:formula="of:=IFERROR([.$E$5]+[.$B$18]+[.$B27];&quot;&quot;)">
            <text:p/>
          </table:table-cell>
          <table:table-cell table:style-name="ce52" table:formula="of:=IFERROR([.$E$5]+[.$B$19]+[.$B27];&quot;&quot;)">
            <text:p/>
          </table:table-cell>
          <table:table-cell table:style-name="ce52" table:formula="of:=IFERROR([.$E$5]+[.$B$20]+[.$B27];&quot;&quot;)">
            <text:p/>
          </table:table-cell>
          <table:table-cell table:style-name="ce52" table:formula="of:=IFERROR([.$E$5]+[.$B$21]+[.$B27];&quot;&quot;)">
            <text:p/>
          </table:table-cell>
        </table:table-row>
        <table:table-row table:style-name="ro1">
          <table:table-cell table:style-name="ce2" office:value-type="string" calcext:value-type="string">
            <text:p>Pins/connector (B)</text:p>
          </table:table-cell>
          <table:table-cell table:style-name="ce25" office:value-type="float" office:value="2" calcext:value-type="float">
            <text:p>2</text:p>
          </table:table-cell>
          <table:table-cell table:style-name="Default"/>
          <table:table-cell table:style-name="ce16" office:value-type="string" calcext:value-type="string">
            <text:p>Copper</text:p>
          </table:table-cell>
          <table:table-cell table:style-name="ce42" table:formula="of:=INDEX([$Constants.$K$2:.$K$26];MATCH([.$B$5]*2;[$Constants.$A$2:.$A$26];-1);1)*[.$B$2]*[.$B$3]" office:value-type="float" office:value="0.5712" calcext:value-type="float">
            <text:p>0.57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From AWG solid core table on next sheet</text:p>
          </table:table-cell>
          <table:table-cell table:number-columns-repeated="3"/>
          <table:table-cell table:style-name="ce47" office:value-type="string" calcext:value-type="string">
            <text:p>XT-30</text:p>
          </table:table-cell>
          <table:table-cell table:style-name="ce52" table:formula="of:=IFERROR([.$E$5]+[.$B$11]+[.$B28];&quot;&quot;)" office:value-type="float" office:value="1.87303937007874" calcext:value-type="float">
            <text:p>1.87</text:p>
          </table:table-cell>
          <table:table-cell table:style-name="ce52" table:formula="of:=IFERROR([.$E$5]+[.$B$12]+[.$B28];&quot;&quot;)" office:value-type="float" office:value="1.27186079865017" calcext:value-type="float">
            <text:p>1.27</text:p>
          </table:table-cell>
          <table:table-cell table:style-name="ce52" table:formula="of:=IFERROR([.$E$5]+[.$B$13]+[.$B28];&quot;&quot;)" office:value-type="float" office:value="1.65703937007874" calcext:value-type="float">
            <text:p>1.66</text:p>
          </table:table-cell>
          <table:table-cell table:style-name="ce52" table:formula="of:=IFERROR([.$E$5]+[.$B$14]+[.$B28];&quot;&quot;)">
            <text:p/>
          </table:table-cell>
          <table:table-cell table:style-name="ce52" table:formula="of:=IFERROR([.$E$5]+[.$B$15]+[.$B28];&quot;&quot;)">
            <text:p/>
          </table:table-cell>
          <table:table-cell table:style-name="ce52" table:formula="of:=IFERROR([.$E$5]+[.$B$16]+[.$B28];&quot;&quot;)" office:value-type="float" office:value="1.06953937007874" calcext:value-type="float">
            <text:p>1.07</text:p>
          </table:table-cell>
          <table:table-cell table:style-name="ce52" table:formula="of:=IFERROR([.$E$5]+[.$B$17]+[.$B28];&quot;&quot;)" office:value-type="float" office:value="1.04703937007874" calcext:value-type="float">
            <text:p>1.05</text:p>
          </table:table-cell>
          <table:table-cell table:style-name="ce52" table:formula="of:=IFERROR([.$E$5]+[.$B$18]+[.$B28];&quot;&quot;)">
            <text:p/>
          </table:table-cell>
          <table:table-cell table:style-name="ce52" table:formula="of:=IFERROR([.$E$5]+[.$B$19]+[.$B28];&quot;&quot;)">
            <text:p/>
          </table:table-cell>
          <table:table-cell table:style-name="ce52" table:formula="of:=IFERROR([.$E$5]+[.$B$20]+[.$B28];&quot;&quot;)">
            <text:p/>
          </table:table-cell>
          <table:table-cell table:style-name="ce52" table:formula="of:=IFERROR([.$E$5]+[.$B$21]+[.$B28];&quot;&quot;)">
            <text:p/>
          </table:table-cell>
        </table:table-row>
        <table:table-row table:style-name="ro1">
          <table:table-cell table:style-name="ce2" office:value-type="string" calcext:value-type="string">
            <text:p>Pins per cable</text:p>
          </table:table-cell>
          <table:table-cell table:style-name="ce25" office:value-type="float" office:value="2" calcext:value-type="float">
            <text:p>2</text:p>
          </table:table-cell>
          <table:table-cell table:style-name="Default"/>
          <table:table-cell table:style-name="ce16" office:value-type="string" calcext:value-type="string">
            <text:p>300V Insulation</text:p>
          </table:table-cell>
          <table:table-cell table:style-name="ce42" table:formula="of:=INDEX([$Constants.$M$2:.$M$26];MATCH([.$B$5]*2;[$Constants.$A$3:.$A$27];-1);1)*[.$B$3]*[.$B$2]" office:value-type="float" office:value="0.190003523689111" calcext:value-type="float">
            <text:p>0.19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Assumes 0.010” of PVC insulation</text:p>
          </table:table-cell>
          <table:table-cell table:number-columns-repeated="3"/>
          <table:table-cell table:style-name="ce47" office:value-type="string" calcext:value-type="string">
            <text:p>DB-9 Female</text:p>
          </table:table-cell>
          <table:table-cell table:style-name="ce52" table:formula="of:=IFERROR([.$E$5]+[.$B$11]+[.$B29];&quot;&quot;)">
            <text:p/>
          </table:table-cell>
          <table:table-cell table:style-name="ce52" table:formula="of:=IFERROR([.$E$5]+[.$B$12]+[.$B29];&quot;&quot;)">
            <text:p/>
          </table:table-cell>
          <table:table-cell table:style-name="ce52" table:formula="of:=IFERROR([.$E$5]+[.$B$13]+[.$B29];&quot;&quot;)">
            <text:p/>
          </table:table-cell>
          <table:table-cell table:style-name="ce52" table:formula="of:=IFERROR([.$E$5]+[.$B$14]+[.$B29];&quot;&quot;)">
            <text:p/>
          </table:table-cell>
          <table:table-cell table:style-name="ce52" table:formula="of:=IFERROR([.$E$5]+[.$B$15]+[.$B29];&quot;&quot;)">
            <text:p/>
          </table:table-cell>
          <table:table-cell table:style-name="ce52" table:formula="of:=IFERROR([.$E$5]+[.$B$16]+[.$B29];&quot;&quot;)">
            <text:p/>
          </table:table-cell>
          <table:table-cell table:style-name="ce52" table:formula="of:=IFERROR([.$E$5]+[.$B$17]+[.$B29];&quot;&quot;)">
            <text:p/>
          </table:table-cell>
          <table:table-cell table:style-name="ce52" table:formula="of:=IFERROR([.$E$5]+[.$B$18]+[.$B29];&quot;&quot;)">
            <text:p/>
          </table:table-cell>
          <table:table-cell table:style-name="ce52" table:formula="of:=IFERROR([.$E$5]+[.$B$19]+[.$B29];&quot;&quot;)">
            <text:p/>
          </table:table-cell>
          <table:table-cell table:style-name="ce52" table:formula="of:=IFERROR([.$E$5]+[.$B$20]+[.$B29];&quot;&quot;)">
            <text:p/>
          </table:table-cell>
          <table:table-cell table:style-name="ce52" table:formula="of:=IFERROR([.$E$5]+[.$B$21]+[.$B29];&quot;&quot;)">
            <text:p/>
          </table:table-cell>
        </table:table-row>
        <table:table-row table:style-name="ro1">
          <table:table-cell table:style-name="ce15" office:value-type="string" calcext:value-type="string">
            <text:p>Side A Connector</text:p>
          </table:table-cell>
          <table:table-cell table:style-name="ce5"/>
          <table:table-cell table:style-name="ce8"/>
          <table:table-cell table:style-name="ce14" office:value-type="string" calcext:value-type="string">
            <text:p>6-in space zip ties</text:p>
          </table:table-cell>
          <table:table-cell table:formula="of:=CEILING([.B3]/[.B8])*[.B2]*2*6.7/16/1000" office:value-type="float" office:value="0.1005" calcext:value-type="float">
            <text:p>0.1005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From Amazon 3”x1/8” zip ties</text:p>
          </table:table-cell>
          <table:table-cell table:number-columns-repeated="3"/>
          <table:table-cell table:style-name="ce47" office:value-type="string" calcext:value-type="string">
            <text:p>DB-9 Male</text:p>
          </table:table-cell>
          <table:table-cell table:style-name="ce52" table:formula="of:=IFERROR([.$E$5]+[.$B$11]+[.$B30];&quot;&quot;)">
            <text:p/>
          </table:table-cell>
          <table:table-cell table:style-name="ce52" table:formula="of:=IFERROR([.$E$5]+[.$B$12]+[.$B30];&quot;&quot;)">
            <text:p/>
          </table:table-cell>
          <table:table-cell table:style-name="ce52" table:formula="of:=IFERROR([.$E$5]+[.$B$13]+[.$B30];&quot;&quot;)">
            <text:p/>
          </table:table-cell>
          <table:table-cell table:style-name="ce52" table:formula="of:=IFERROR([.$E$5]+[.$B$14]+[.$B30];&quot;&quot;)">
            <text:p/>
          </table:table-cell>
          <table:table-cell table:style-name="ce52" table:formula="of:=IFERROR([.$E$5]+[.$B$15]+[.$B30];&quot;&quot;)">
            <text:p/>
          </table:table-cell>
          <table:table-cell table:style-name="ce52" table:formula="of:=IFERROR([.$E$5]+[.$B$16]+[.$B30];&quot;&quot;)">
            <text:p/>
          </table:table-cell>
          <table:table-cell table:style-name="ce52" table:formula="of:=IFERROR([.$E$5]+[.$B$17]+[.$B30];&quot;&quot;)">
            <text:p/>
          </table:table-cell>
          <table:table-cell table:style-name="ce52" table:formula="of:=IFERROR([.$E$5]+[.$B$18]+[.$B30];&quot;&quot;)">
            <text:p/>
          </table:table-cell>
          <table:table-cell table:style-name="ce52" table:formula="of:=IFERROR([.$E$5]+[.$B$19]+[.$B30];&quot;&quot;)">
            <text:p/>
          </table:table-cell>
          <table:table-cell table:style-name="ce52" table:formula="of:=IFERROR([.$E$5]+[.$B$20]+[.$B30];&quot;&quot;)">
            <text:p/>
          </table:table-cell>
          <table:table-cell table:style-name="ce52" table:formula="of:=IFERROR([.$E$5]+[.$B$21]+[.$B30];&quot;&quot;)">
            <text:p/>
          </table:table-cell>
        </table:table-row>
        <table:table-row table:style-name="ro1">
          <table:table-cell table:style-name="ce16" office:value-type="string" calcext:value-type="string">
            <text:p>Needed # </text:p>
          </table:table-cell>
          <table:table-cell table:style-name="Default" table:formula="of:=CEILING([.B3]/[.B6])" office:value-type="float" office:value="2" calcext:value-type="float">
            <text:p>2</text:p>
          </table:table-cell>
          <table:table-cell/>
          <table:table-cell table:style-name="ce26" office:value-type="string" calcext:value-type="string">
            <text:p>Total</text:p>
          </table:table-cell>
          <table:table-cell table:style-name="ce40" table:formula="of:=[.E7]+[.E8]+[.E9]" office:value-type="float" office:value="0.861703523689111" calcext:value-type="float">
            <text:p>0.86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table:style-name="ce47" office:value-type="string" calcext:value-type="string">
            <text:p>DB-15 Female</text:p>
          </table:table-cell>
          <table:table-cell table:style-name="ce52" table:formula="of:=IFERROR([.$E$5]+[.$B$11]+[.$B31];&quot;&quot;)">
            <text:p/>
          </table:table-cell>
          <table:table-cell table:style-name="ce52" table:formula="of:=IFERROR([.$E$5]+[.$B$12]+[.$B31];&quot;&quot;)">
            <text:p/>
          </table:table-cell>
          <table:table-cell table:style-name="ce52" table:formula="of:=IFERROR([.$E$5]+[.$B$13]+[.$B31];&quot;&quot;)">
            <text:p/>
          </table:table-cell>
          <table:table-cell table:style-name="ce52" table:formula="of:=IFERROR([.$E$5]+[.$B$14]+[.$B31];&quot;&quot;)">
            <text:p/>
          </table:table-cell>
          <table:table-cell table:style-name="ce52" table:formula="of:=IFERROR([.$E$5]+[.$B$15]+[.$B31];&quot;&quot;)">
            <text:p/>
          </table:table-cell>
          <table:table-cell table:style-name="ce52" table:formula="of:=IFERROR([.$E$5]+[.$B$16]+[.$B31];&quot;&quot;)">
            <text:p/>
          </table:table-cell>
          <table:table-cell table:style-name="ce52" table:formula="of:=IFERROR([.$E$5]+[.$B$17]+[.$B31];&quot;&quot;)">
            <text:p/>
          </table:table-cell>
          <table:table-cell table:style-name="ce52" table:formula="of:=IFERROR([.$E$5]+[.$B$18]+[.$B31];&quot;&quot;)">
            <text:p/>
          </table:table-cell>
          <table:table-cell table:style-name="ce52" table:formula="of:=IFERROR([.$E$5]+[.$B$19]+[.$B31];&quot;&quot;)">
            <text:p/>
          </table:table-cell>
          <table:table-cell table:style-name="ce52" table:formula="of:=IFERROR([.$E$5]+[.$B$20]+[.$B31];&quot;&quot;)">
            <text:p/>
          </table:table-cell>
          <table:table-cell table:style-name="ce52" table:formula="of:=IFERROR([.$E$5]+[.$B$21]+[.$B31];&quot;&quot;)">
            <text:p/>
          </table:table-cell>
        </table:table-row>
        <table:table-row table:style-name="ro1">
          <table:table-cell office:value-type="string" calcext:value-type="string">
            <text:p>Deutsch DT</text:p>
          </table:table-cell>
          <table:table-cell table:formula="of:=IF(OR(1&lt;[.$B$6]&lt;=4; [.$B$6]=6; [.$B$6]=8);0.156*[.B6]/3*[.B10];&quot;Invalid pin #&quot;)" office:value-type="float" office:value="0.936" calcext:value-type="float">
            <text:p>0.936</text:p>
          </table:table-cell>
          <table:table-cell office:value-type="string" calcext:value-type="string">
            <text:p>lb</text:p>
          </table:table-cell>
          <table:table-cell table:style-name="ce15" office:value-type="string" calcext:value-type="string">
            <text:p>RG-58 50 Ohm Coax</text:p>
          </table:table-cell>
          <table:table-cell table:style-name="ce41"/>
          <table:table-cell table:style-name="ce8"/>
          <table:table-cell table:number-columns-repeated="4"/>
          <table:table-cell table:style-name="ce47" office:value-type="string" calcext:value-type="string">
            <text:p>DB-15 Male</text:p>
          </table:table-cell>
          <table:table-cell table:style-name="ce52" table:formula="of:=IFERROR([.$E$5]+[.$B$11]+[.$B32];&quot;&quot;)">
            <text:p/>
          </table:table-cell>
          <table:table-cell table:style-name="ce52" table:formula="of:=IFERROR([.$E$5]+[.$B$12]+[.$B32];&quot;&quot;)">
            <text:p/>
          </table:table-cell>
          <table:table-cell table:style-name="ce52" table:formula="of:=IFERROR([.$E$5]+[.$B$13]+[.$B32];&quot;&quot;)">
            <text:p/>
          </table:table-cell>
          <table:table-cell table:style-name="ce52" table:formula="of:=IFERROR([.$E$5]+[.$B$14]+[.$B32];&quot;&quot;)">
            <text:p/>
          </table:table-cell>
          <table:table-cell table:style-name="ce52" table:formula="of:=IFERROR([.$E$5]+[.$B$15]+[.$B32];&quot;&quot;)">
            <text:p/>
          </table:table-cell>
          <table:table-cell table:style-name="ce52" table:formula="of:=IFERROR([.$E$5]+[.$B$16]+[.$B32];&quot;&quot;)">
            <text:p/>
          </table:table-cell>
          <table:table-cell table:style-name="ce52" table:formula="of:=IFERROR([.$E$5]+[.$B$17]+[.$B32];&quot;&quot;)">
            <text:p/>
          </table:table-cell>
          <table:table-cell table:style-name="ce52" table:formula="of:=IFERROR([.$E$5]+[.$B$18]+[.$B32];&quot;&quot;)">
            <text:p/>
          </table:table-cell>
          <table:table-cell table:style-name="ce52" table:formula="of:=IFERROR([.$E$5]+[.$B$19]+[.$B32];&quot;&quot;)">
            <text:p/>
          </table:table-cell>
          <table:table-cell table:style-name="ce52" table:formula="of:=IFERROR([.$E$5]+[.$B$20]+[.$B32];&quot;&quot;)">
            <text:p/>
          </table:table-cell>
          <table:table-cell table:style-name="ce52" table:formula="of:=IFERROR([.$E$5]+[.$B$21]+[.$B32];&quot;&quot;)">
            <text:p/>
          </table:table-cell>
        </table:table-row>
        <table:table-row table:style-name="ro1">
          <table:table-cell office:value-type="string" calcext:value-type="string">
            <text:p>JST</text:p>
          </table:table-cell>
          <table:table-cell table:formula="of:=IF([.$B$6]&lt;=10;25/28/16*[.B6]/3*[.B10];&quot;&gt;10 pins&quot;)" office:value-type="float" office:value="0.334821428571429" calcext:value-type="float">
            <text:p>0.335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Coax Mass</text:p>
          </table:table-cell>
          <table:table-cell table:style-name="ce42" table:formula="of:=[.B4]*[.B2]*0.05" office:value-type="float" office:value="0" calcext:value-type="float">
            <text:p>0.00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For signal wires only</text:p>
          </table:table-cell>
          <table:table-cell table:number-columns-repeated="3"/>
          <table:table-cell table:style-name="ce47" office:value-type="string" calcext:value-type="string">
            <text:p>DB-25 Female</text:p>
          </table:table-cell>
          <table:table-cell table:style-name="ce52" table:formula="of:=IFERROR([.$E$5]+[.$B$11]+[.$B33];&quot;&quot;)">
            <text:p/>
          </table:table-cell>
          <table:table-cell table:style-name="ce52" table:formula="of:=IFERROR([.$E$5]+[.$B$12]+[.$B33];&quot;&quot;)">
            <text:p/>
          </table:table-cell>
          <table:table-cell table:style-name="ce52" table:formula="of:=IFERROR([.$E$5]+[.$B$13]+[.$B33];&quot;&quot;)">
            <text:p/>
          </table:table-cell>
          <table:table-cell table:style-name="ce52" table:formula="of:=IFERROR([.$E$5]+[.$B$14]+[.$B33];&quot;&quot;)">
            <text:p/>
          </table:table-cell>
          <table:table-cell table:style-name="ce52" table:formula="of:=IFERROR([.$E$5]+[.$B$15]+[.$B33];&quot;&quot;)">
            <text:p/>
          </table:table-cell>
          <table:table-cell table:style-name="ce52" table:formula="of:=IFERROR([.$E$5]+[.$B$16]+[.$B33];&quot;&quot;)">
            <text:p/>
          </table:table-cell>
          <table:table-cell table:style-name="ce52" table:formula="of:=IFERROR([.$E$5]+[.$B$17]+[.$B33];&quot;&quot;)">
            <text:p/>
          </table:table-cell>
          <table:table-cell table:style-name="ce52" table:formula="of:=IFERROR([.$E$5]+[.$B$18]+[.$B33];&quot;&quot;)">
            <text:p/>
          </table:table-cell>
          <table:table-cell table:style-name="ce52" table:formula="of:=IFERROR([.$E$5]+[.$B$19]+[.$B33];&quot;&quot;)">
            <text:p/>
          </table:table-cell>
          <table:table-cell table:style-name="ce52" table:formula="of:=IFERROR([.$E$5]+[.$B$20]+[.$B33];&quot;&quot;)">
            <text:p/>
          </table:table-cell>
          <table:table-cell table:style-name="ce52" table:formula="of:=IFERROR([.$E$5]+[.$B$21]+[.$B33];&quot;&quot;)">
            <text:p/>
          </table:table-cell>
        </table:table-row>
        <table:table-row table:style-name="ro1">
          <table:table-cell office:value-type="string" calcext:value-type="string">
            <text:p>Weather-pack</text:p>
          </table:table-cell>
          <table:table-cell table:formula="of:=0.12*[.B6]/3*[.B10]" office:value-type="float" office:value="0.72" calcext:value-type="float">
            <text:p>0.720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Insulated Wire</text:p>
          </table:table-cell>
          <table:table-cell table:style-name="ce42" table:formula="of:=[.E10]*([.B3]-[.B4])/[.B3]" office:value-type="float" office:value="0.861703523689111" calcext:value-type="float">
            <text:p>0.86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For non-signal wires only, same computation as above</text:p>
          </table:table-cell>
          <table:table-cell table:number-columns-repeated="3"/>
          <table:table-cell table:style-name="ce48" office:value-type="string" calcext:value-type="string">
            <text:p>DB-25 Male</text:p>
          </table:table-cell>
          <table:table-cell table:style-name="ce52" table:formula="of:=IFERROR([.$E$5]+[.$B$11]+[.$B34];&quot;&quot;)">
            <text:p/>
          </table:table-cell>
          <table:table-cell table:style-name="ce52" table:formula="of:=IFERROR([.$E$5]+[.$B$12]+[.$B34];&quot;&quot;)">
            <text:p/>
          </table:table-cell>
          <table:table-cell table:style-name="ce52" table:formula="of:=IFERROR([.$E$5]+[.$B$13]+[.$B34];&quot;&quot;)">
            <text:p/>
          </table:table-cell>
          <table:table-cell table:style-name="ce52" table:formula="of:=IFERROR([.$E$5]+[.$B$14]+[.$B34];&quot;&quot;)">
            <text:p/>
          </table:table-cell>
          <table:table-cell table:style-name="ce52" table:formula="of:=IFERROR([.$E$5]+[.$B$15]+[.$B34];&quot;&quot;)">
            <text:p/>
          </table:table-cell>
          <table:table-cell table:style-name="ce52" table:formula="of:=IFERROR([.$E$5]+[.$B$16]+[.$B34];&quot;&quot;)">
            <text:p/>
          </table:table-cell>
          <table:table-cell table:style-name="ce52" table:formula="of:=IFERROR([.$E$5]+[.$B$17]+[.$B34];&quot;&quot;)">
            <text:p/>
          </table:table-cell>
          <table:table-cell table:style-name="ce52" table:formula="of:=IFERROR([.$E$5]+[.$B$18]+[.$B34];&quot;&quot;)">
            <text:p/>
          </table:table-cell>
          <table:table-cell table:style-name="ce52" table:formula="of:=IFERROR([.$E$5]+[.$B$19]+[.$B34];&quot;&quot;)">
            <text:p/>
          </table:table-cell>
          <table:table-cell table:style-name="ce52" table:formula="of:=IFERROR([.$E$5]+[.$B$20]+[.$B34];&quot;&quot;)">
            <text:p/>
          </table:table-cell>
          <table:table-cell table:style-name="ce52" table:formula="of:=IFERROR([.$E$5]+[.$B$21]+[.$B34];&quot;&quot;)">
            <text:p/>
          </table:table-cell>
        </table:table-row>
        <table:table-row table:style-name="ro1">
          <table:table-cell office:value-type="string" calcext:value-type="string">
            <text:p>XT-60</text:p>
          </table:table-cell>
          <table:table-cell table:formula="of:=IF([.B6]=2;1.16/16*[.B10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style-name="ce14" office:value-type="string" calcext:value-type="string">
            <text:p>SMA connectors</text:p>
          </table:table-cell>
          <table:table-cell table:formula="of:=[.B3]*2*0.28/16" office:value-type="float" office:value="0.56" calcext:value-type="float">
            <text:p>0.56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SMA coax connectors at both ends.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string" calcext:value-type="string">
            <text:p>XT-30</text:p>
          </table:table-cell>
          <table:table-cell table:formula="of:=IF([.B6]=2;0.039*[.B10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style-name="ce26" office:value-type="string" calcext:value-type="string">
            <text:p>Total</text:p>
          </table:table-cell>
          <table:table-cell table:style-name="ce40" table:formula="of:=[.E13]+[.E12]+[.E14]" office:value-type="float" office:value="1.42170352368911" calcext:value-type="float">
            <text:p>1.42</text:p>
          </table:table-cell>
          <table:table-cell table:style-name="ce10" office:value-type="string" calcext:value-type="string">
            <text:p>lb</text:p>
          </table:table-cell>
          <table:table-cell table:style-name="ce37"/>
          <table:table-cell table:number-columns-repeated="3"/>
          <table:table-cell table:style-name="Default" table:number-columns-repeated="12"/>
        </table:table-row>
        <table:table-row table:style-name="ro2">
          <table:table-cell office:value-type="string" calcext:value-type="string">
            <text:p>DB-9 Female</text:p>
          </table:table-cell>
          <table:table-cell table:formula="of:=IF([.$B$6]=9;1.06/16*[.$B$10];&quot;=/= 9 pins&quot;)" office:value-type="float" office:value="0.1325" calcext:value-type="float">
            <text:p>0.133</text:p>
          </table:table-cell>
          <table:table-cell office:value-type="string" calcext:value-type="string">
            <text:p>lb</text:p>
          </table:table-cell>
          <table:table-cell table:style-name="ce15" office:value-type="string" calcext:value-type="string">
            <text:p>Custom Cable Bundle</text:p>
          </table:table-cell>
          <table:table-cell table:style-name="ce41"/>
          <table:table-cell table:style-name="ce8"/>
          <table:table-cell table:number-columns-repeated="4"/>
          <table:table-cell table:style-name="ce46" office:value-type="string" calcext:value-type="string">
            <text:p>Insulated Wire</text:p>
          </table:table-cell>
          <table:table-cell table:style-name="ce51" office:value-type="string" calcext:value-type="string">
            <text:p>Deutsch DT</text:p>
          </table:table-cell>
          <table:table-cell table:style-name="ce51" office:value-type="string" calcext:value-type="string">
            <text:p>JST</text:p>
          </table:table-cell>
          <table:table-cell table:style-name="ce51" office:value-type="string" calcext:value-type="string">
            <text:p>Weather-pack</text:p>
          </table:table-cell>
          <table:table-cell table:style-name="ce51" office:value-type="string" calcext:value-type="string">
            <text:p>XT-60</text:p>
          </table:table-cell>
          <table:table-cell table:style-name="ce51" office:value-type="string" calcext:value-type="string">
            <text:p>XT-30</text:p>
          </table:table-cell>
          <table:table-cell table:style-name="ce51" office:value-type="string" calcext:value-type="string">
            <text:p>DB-9 Female</text:p>
          </table:table-cell>
          <table:table-cell table:style-name="ce51" office:value-type="string" calcext:value-type="string">
            <text:p>DB-9 Male</text:p>
          </table:table-cell>
          <table:table-cell table:style-name="ce51" office:value-type="string" calcext:value-type="string">
            <text:p>DB-15 Female</text:p>
          </table:table-cell>
          <table:table-cell table:style-name="ce51" office:value-type="string" calcext:value-type="string">
            <text:p>DB-15 Male</text:p>
          </table:table-cell>
          <table:table-cell table:style-name="ce51" office:value-type="string" calcext:value-type="string">
            <text:p>DB-25 Female</text:p>
          </table:table-cell>
          <table:table-cell table:style-name="ce54" office:value-type="string" calcext:value-type="string">
            <text:p>DB-25 Male</text:p>
          </table:table-cell>
        </table:table-row>
        <table:table-row table:style-name="ro1">
          <table:table-cell office:value-type="string" calcext:value-type="string">
            <text:p>DB-9 Male</text:p>
          </table:table-cell>
          <table:table-cell table:formula="of:=IF([.$B$6]=9;0.88/16*[.$B$10];&quot;=/= 9 pins&quot;)" office:value-type="float" office:value="0.11" calcext:value-type="float">
            <text:p>0.110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Single diameter</text:p>
          </table:table-cell>
          <table:table-cell table:style-name="ce42" table:formula="of:=INDEX([$Constants.$C$2:.$C$26];MATCH([.$B$5]*2;[$Constants.$A$3:.$A$27];-1);1)+2*0.01" office:value-type="float" office:value="0.052" calcext:value-type="float">
            <text:p>0.05</text:p>
          </table:table-cell>
          <table:table-cell office:value-type="string" calcext:value-type="string">
            <text:p>in</text:p>
          </table:table-cell>
          <table:table-cell table:style-name="ce37" office:value-type="string" calcext:value-type="string">
            <text:p>Same as above insulated wire</text:p>
          </table:table-cell>
          <table:table-cell table:number-columns-repeated="3"/>
          <table:table-cell office:value-type="string" calcext:value-type="string">
            <text:p>Deutsch DT</text:p>
          </table:table-cell>
          <table:table-cell table:formula="of:=IFERROR([.$E$10]+[.$B$11]+[.$B24];&quot;&quot;)" office:value-type="float" office:value="2.62970352368911" calcext:value-type="float">
            <text:p>2.63</text:p>
          </table:table-cell>
          <table:table-cell table:formula="of:=IFERROR([.$E$10]+[.$B$12]+[.$B24];&quot;&quot;)" office:value-type="float" office:value="2.02852495226054" calcext:value-type="float">
            <text:p>2.03</text:p>
          </table:table-cell>
          <table:table-cell table:formula="of:=IFERROR([.$E$10]+[.$B$13]+[.$B24];&quot;&quot;)" office:value-type="float" office:value="2.41370352368911" calcext:value-type="float">
            <text:p>2.41</text:p>
          </table:table-cell>
          <table:table-cell table:formula="of:=IFERROR([.$E$10]+[.$B$14]+[.$B24];&quot;&quot;)">
            <text:p/>
          </table:table-cell>
          <table:table-cell table:formula="of:=IFERROR([.$E$10]+[.$B$15]+[.$B24];&quot;&quot;)">
            <text:p/>
          </table:table-cell>
          <table:table-cell table:formula="of:=IFERROR([.$E$10]+[.$B$16]+[.$B24];&quot;&quot;)" office:value-type="float" office:value="1.82620352368911" calcext:value-type="float">
            <text:p>1.83</text:p>
          </table:table-cell>
          <table:table-cell table:formula="of:=IFERROR([.$E$10]+[.$B$17]+[.$B24];&quot;&quot;)" office:value-type="float" office:value="1.80370352368911" calcext:value-type="float">
            <text:p>1.80</text:p>
          </table:table-cell>
          <table:table-cell table:formula="of:=IFERROR([.$E$10]+[.$B$18]+[.$B24];&quot;&quot;)">
            <text:p/>
          </table:table-cell>
          <table:table-cell table:formula="of:=IFERROR([.$E$10]+[.$B$19]+[.$B24];&quot;&quot;)">
            <text:p/>
          </table:table-cell>
          <table:table-cell table:formula="of:=IFERROR([.$E$10]+[.$B$20]+[.$B24];&quot;&quot;)">
            <text:p/>
          </table:table-cell>
          <table:table-cell table:formula="of:=IFERROR([.$E$10]+[.$B$21]+[.$B24];&quot;&quot;)">
            <text:p/>
          </table:table-cell>
        </table:table-row>
        <table:table-row table:style-name="ro1">
          <table:table-cell office:value-type="string" calcext:value-type="string">
            <text:p>DB-15 Female</text:p>
          </table:table-cell>
          <table:table-cell table:formula="of:=IF([.$B$6]=15;1.41/16*[.$B$10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Total inner diam.</text:p>
          </table:table-cell>
          <table:table-cell table:style-name="ce42" table:formula="of:=VLOOKUP([.$B$8];[$Constants.A29:.B37];2;1)*[.E17]" office:value-type="float" office:value="0.104" calcext:value-type="float">
            <text:p>0.10</text:p>
          </table:table-cell>
          <table:table-cell office:value-type="string" calcext:value-type="string">
            <text:p>in</text:p>
          </table:table-cell>
          <table:table-cell table:style-name="ce37" office:value-type="string" calcext:value-type="string">
            <text:p>From circle-in-circle packing from Wikipedia</text:p>
          </table:table-cell>
          <table:table-cell table:number-columns-repeated="3"/>
          <table:table-cell office:value-type="string" calcext:value-type="string">
            <text:p>JST</text:p>
          </table:table-cell>
          <table:table-cell table:formula="of:=IFERROR([.$E$10]+[.$B$11]+[.$B25];&quot;&quot;)" office:value-type="float" office:value="2.09532257130816" calcext:value-type="float">
            <text:p>2.10</text:p>
          </table:table-cell>
          <table:table-cell table:formula="of:=IFERROR([.$E$10]+[.$B$12]+[.$B25];&quot;&quot;)" office:value-type="float" office:value="1.49414399987959" calcext:value-type="float">
            <text:p>1.49</text:p>
          </table:table-cell>
          <table:table-cell table:formula="of:=IFERROR([.$E$10]+[.$B$13]+[.$B25];&quot;&quot;)" office:value-type="float" office:value="1.87932257130816" calcext:value-type="float">
            <text:p>1.88</text:p>
          </table:table-cell>
          <table:table-cell table:formula="of:=IFERROR([.$E$10]+[.$B$14]+[.$B25];&quot;&quot;)">
            <text:p/>
          </table:table-cell>
          <table:table-cell table:formula="of:=IFERROR([.$E$10]+[.$B$15]+[.$B25];&quot;&quot;)">
            <text:p/>
          </table:table-cell>
          <table:table-cell table:formula="of:=IFERROR([.$E$10]+[.$B$16]+[.$B25];&quot;&quot;)" office:value-type="float" office:value="1.29182257130816" calcext:value-type="float">
            <text:p>1.29</text:p>
          </table:table-cell>
          <table:table-cell table:formula="of:=IFERROR([.$E$10]+[.$B$17]+[.$B25];&quot;&quot;)" office:value-type="float" office:value="1.26932257130816" calcext:value-type="float">
            <text:p>1.27</text:p>
          </table:table-cell>
          <table:table-cell table:formula="of:=IFERROR([.$E$10]+[.$B$18]+[.$B25];&quot;&quot;)">
            <text:p/>
          </table:table-cell>
          <table:table-cell table:formula="of:=IFERROR([.$E$10]+[.$B$19]+[.$B25];&quot;&quot;)">
            <text:p/>
          </table:table-cell>
          <table:table-cell table:formula="of:=IFERROR([.$E$10]+[.$B$20]+[.$B25];&quot;&quot;)">
            <text:p/>
          </table:table-cell>
          <table:table-cell table:formula="of:=IFERROR([.$E$10]+[.$B$21]+[.$B25];&quot;&quot;)">
            <text:p/>
          </table:table-cell>
        </table:table-row>
        <table:table-row table:style-name="ro1">
          <table:table-cell office:value-type="string" calcext:value-type="string">
            <text:p>DB-15 Male</text:p>
          </table:table-cell>
          <table:table-cell table:formula="of:=IF([.$B$6]=15;1.23/16*[.$B$10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Internal wires</text:p>
          </table:table-cell>
          <table:table-cell table:style-name="ce42" table:formula="of:=[.E10]" office:value-type="float" office:value="0.861703523689111" calcext:value-type="float">
            <text:p>0.86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Same as above insulated wire</text:p>
          </table:table-cell>
          <table:table-cell table:number-columns-repeated="3"/>
          <table:table-cell office:value-type="string" calcext:value-type="string">
            <text:p>Weather-pack</text:p>
          </table:table-cell>
          <table:table-cell table:formula="of:=IFERROR([.$E$10]+[.$B$11]+[.$B26];&quot;&quot;)" office:value-type="float" office:value="2.43770352368911" calcext:value-type="float">
            <text:p>2.44</text:p>
          </table:table-cell>
          <table:table-cell table:formula="of:=IFERROR([.$E$10]+[.$B$12]+[.$B26];&quot;&quot;)" office:value-type="float" office:value="1.83652495226054" calcext:value-type="float">
            <text:p>1.84</text:p>
          </table:table-cell>
          <table:table-cell table:formula="of:=IFERROR([.$E$10]+[.$B$13]+[.$B26];&quot;&quot;)" office:value-type="float" office:value="2.22170352368911" calcext:value-type="float">
            <text:p>2.22</text:p>
          </table:table-cell>
          <table:table-cell table:formula="of:=IFERROR([.$E$10]+[.$B$14]+[.$B26];&quot;&quot;)">
            <text:p/>
          </table:table-cell>
          <table:table-cell table:formula="of:=IFERROR([.$E$10]+[.$B$15]+[.$B26];&quot;&quot;)">
            <text:p/>
          </table:table-cell>
          <table:table-cell table:formula="of:=IFERROR([.$E$10]+[.$B$16]+[.$B26];&quot;&quot;)" office:value-type="float" office:value="1.63420352368911" calcext:value-type="float">
            <text:p>1.63</text:p>
          </table:table-cell>
          <table:table-cell table:formula="of:=IFERROR([.$E$10]+[.$B$17]+[.$B26];&quot;&quot;)" office:value-type="float" office:value="1.61170352368911" calcext:value-type="float">
            <text:p>1.61</text:p>
          </table:table-cell>
          <table:table-cell table:formula="of:=IFERROR([.$E$10]+[.$B$18]+[.$B26];&quot;&quot;)">
            <text:p/>
          </table:table-cell>
          <table:table-cell table:formula="of:=IFERROR([.$E$10]+[.$B$19]+[.$B26];&quot;&quot;)">
            <text:p/>
          </table:table-cell>
          <table:table-cell table:formula="of:=IFERROR([.$E$10]+[.$B$20]+[.$B26];&quot;&quot;)">
            <text:p/>
          </table:table-cell>
          <table:table-cell table:formula="of:=IFERROR([.$E$10]+[.$B$21]+[.$B26];&quot;&quot;)">
            <text:p/>
          </table:table-cell>
        </table:table-row>
        <table:table-row table:style-name="ro1">
          <table:table-cell office:value-type="string" calcext:value-type="string">
            <text:p>DB-25 Female</text:p>
          </table:table-cell>
          <table:table-cell table:formula="of:=IF([.$B$6]=25;1.76/16*[.$B$10];&quot;=/= 25 pins&quot;)" office:value-type="string" office:string-value="=/= 25 pins" calcext:value-type="string">
            <text:p>=/= 25 pins</text:p>
          </table:table-cell>
          <table:table-cell office:value-type="string" calcext:value-type="string">
            <text:p>lb</text:p>
          </table:table-cell>
          <table:table-cell table:style-name="ce16" office:value-type="string" calcext:value-type="string">
            <text:p>1/32” PVC shield</text:p>
          </table:table-cell>
          <table:table-cell table:style-name="ce42" table:formula="of:=PI()/4*(([.E18]+2/32)^2-([.E18])^2)*12*0.05*CEILING([.B3]/[.B8])*[.B2]" office:value-type="float" office:value="0.956025914395544" calcext:value-type="float">
            <text:p>0.96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Thicker PVC outer sheath</text:p>
          </table:table-cell>
          <table:table-cell table:number-columns-repeated="3"/>
          <table:table-cell office:value-type="string" calcext:value-type="string">
            <text:p>XT-60</text:p>
          </table:table-cell>
          <table:table-cell table:formula="of:=IFERROR([.$E$10]+[.$B$11]+[.$B27];&quot;&quot;)" office:value-type="float" office:value="2.37770352368911" calcext:value-type="float">
            <text:p>2.38</text:p>
          </table:table-cell>
          <table:table-cell table:formula="of:=IFERROR([.$E$10]+[.$B$12]+[.$B27];&quot;&quot;)" office:value-type="float" office:value="1.77652495226054" calcext:value-type="float">
            <text:p>1.78</text:p>
          </table:table-cell>
          <table:table-cell table:formula="of:=IFERROR([.$E$10]+[.$B$13]+[.$B27];&quot;&quot;)" office:value-type="float" office:value="2.16170352368911" calcext:value-type="float">
            <text:p>2.16</text:p>
          </table:table-cell>
          <table:table-cell table:formula="of:=IFERROR([.$E$10]+[.$B$14]+[.$B27];&quot;&quot;)">
            <text:p/>
          </table:table-cell>
          <table:table-cell table:formula="of:=IFERROR([.$E$10]+[.$B$15]+[.$B27];&quot;&quot;)">
            <text:p/>
          </table:table-cell>
          <table:table-cell table:formula="of:=IFERROR([.$E$10]+[.$B$16]+[.$B27];&quot;&quot;)" office:value-type="float" office:value="1.57420352368911" calcext:value-type="float">
            <text:p>1.57</text:p>
          </table:table-cell>
          <table:table-cell table:formula="of:=IFERROR([.$E$10]+[.$B$17]+[.$B27];&quot;&quot;)" office:value-type="float" office:value="1.55170352368911" calcext:value-type="float">
            <text:p>1.55</text:p>
          </table:table-cell>
          <table:table-cell table:formula="of:=IFERROR([.$E$10]+[.$B$18]+[.$B27];&quot;&quot;)">
            <text:p/>
          </table:table-cell>
          <table:table-cell table:formula="of:=IFERROR([.$E$10]+[.$B$19]+[.$B27];&quot;&quot;)">
            <text:p/>
          </table:table-cell>
          <table:table-cell table:formula="of:=IFERROR([.$E$10]+[.$B$20]+[.$B27];&quot;&quot;)">
            <text:p/>
          </table:table-cell>
          <table:table-cell table:formula="of:=IFERROR([.$E$10]+[.$B$21]+[.$B27];&quot;&quot;)">
            <text:p/>
          </table:table-cell>
        </table:table-row>
        <table:table-row table:style-name="ro1">
          <table:table-cell table:style-name="ce11" office:value-type="string" calcext:value-type="string">
            <text:p>DB-25 Male</text:p>
          </table:table-cell>
          <table:table-cell table:style-name="ce24" table:formula="of:=IF([.$B$6]=25;1.59/16*[.$B$10];&quot;=/= 25 pins&quot;)" office:value-type="string" office:string-value="=/= 25 pins" calcext:value-type="string">
            <text:p>=/= 25 pins</text:p>
          </table:table-cell>
          <table:table-cell table:style-name="ce30" office:value-type="string" calcext:value-type="string">
            <text:p>lb</text:p>
          </table:table-cell>
          <table:table-cell table:style-name="ce16" office:value-type="string" calcext:value-type="string">
            <text:p>Foam PE packing</text:p>
          </table:table-cell>
          <table:table-cell table:style-name="ce42" table:formula="of:=PI()/4*([.E18]^2-[.B8]*[.E17]^2)*12*0.01*CEILING([.B3]/[.B8])*[.B2]" office:value-type="float" office:value="0.061163039054209" calcext:value-type="float">
            <text:p>0.06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Filler packing</text:p>
          </table:table-cell>
          <table:table-cell table:number-columns-repeated="3"/>
          <table:table-cell office:value-type="string" calcext:value-type="string">
            <text:p>XT-30</text:p>
          </table:table-cell>
          <table:table-cell table:formula="of:=IFERROR([.$E$10]+[.$B$11]+[.$B28];&quot;&quot;)" office:value-type="float" office:value="2.10970352368911" calcext:value-type="float">
            <text:p>2.11</text:p>
          </table:table-cell>
          <table:table-cell table:formula="of:=IFERROR([.$E$10]+[.$B$12]+[.$B28];&quot;&quot;)" office:value-type="float" office:value="1.50852495226054" calcext:value-type="float">
            <text:p>1.51</text:p>
          </table:table-cell>
          <table:table-cell table:formula="of:=IFERROR([.$E$10]+[.$B$13]+[.$B28];&quot;&quot;)" office:value-type="float" office:value="1.89370352368911" calcext:value-type="float">
            <text:p>1.89</text:p>
          </table:table-cell>
          <table:table-cell table:formula="of:=IFERROR([.$E$10]+[.$B$14]+[.$B28];&quot;&quot;)">
            <text:p/>
          </table:table-cell>
          <table:table-cell table:formula="of:=IFERROR([.$E$10]+[.$B$15]+[.$B28];&quot;&quot;)">
            <text:p/>
          </table:table-cell>
          <table:table-cell table:formula="of:=IFERROR([.$E$10]+[.$B$16]+[.$B28];&quot;&quot;)" office:value-type="float" office:value="1.30620352368911" calcext:value-type="float">
            <text:p>1.31</text:p>
          </table:table-cell>
          <table:table-cell table:formula="of:=IFERROR([.$E$10]+[.$B$17]+[.$B28];&quot;&quot;)" office:value-type="float" office:value="1.28370352368911" calcext:value-type="float">
            <text:p>1.28</text:p>
          </table:table-cell>
          <table:table-cell table:formula="of:=IFERROR([.$E$10]+[.$B$18]+[.$B28];&quot;&quot;)">
            <text:p/>
          </table:table-cell>
          <table:table-cell table:formula="of:=IFERROR([.$E$10]+[.$B$19]+[.$B28];&quot;&quot;)">
            <text:p/>
          </table:table-cell>
          <table:table-cell table:formula="of:=IFERROR([.$E$10]+[.$B$20]+[.$B28];&quot;&quot;)">
            <text:p/>
          </table:table-cell>
          <table:table-cell table:formula="of:=IFERROR([.$E$10]+[.$B$21]+[.$B28];&quot;&quot;)">
            <text:p/>
          </table:table-cell>
        </table:table-row>
        <table:table-row table:style-name="ro1">
          <table:table-cell table:style-name="ce15" office:value-type="string" calcext:value-type="string">
            <text:p>Side B Connector</text:p>
          </table:table-cell>
          <table:table-cell table:style-name="ce5"/>
          <table:table-cell table:style-name="ce8"/>
          <table:table-cell office:value-type="string" calcext:value-type="string">
            <text:p>Aluminum sheath</text:p>
          </table:table-cell>
          <table:table-cell table:style-name="ce42" table:formula="of:=PI()*[.E18]*12*0.001*0.098*[.B2]*CEILING([.B3]/[.B8])" office:value-type="float" office:value="0.0461075217485575" calcext:value-type="float">
            <text:p>0.05</text:p>
          </table:table-cell>
          <table:table-cell office:value-type="string" calcext:value-type="string">
            <text:p>lb</text:p>
          </table:table-cell>
          <table:table-cell table:style-name="ce37" office:value-type="string" calcext:value-type="string">
            <text:p>Grounded sheath</text:p>
          </table:table-cell>
          <table:table-cell table:number-columns-repeated="3"/>
          <table:table-cell office:value-type="string" calcext:value-type="string">
            <text:p>DB-9 Female</text:p>
          </table:table-cell>
          <table:table-cell table:formula="of:=IFERROR([.$E$10]+[.$B$11]+[.$B29];&quot;&quot;)">
            <text:p/>
          </table:table-cell>
          <table:table-cell table:formula="of:=IFERROR([.$E$10]+[.$B$12]+[.$B29];&quot;&quot;)">
            <text:p/>
          </table:table-cell>
          <table:table-cell table:formula="of:=IFERROR([.$E$10]+[.$B$13]+[.$B29];&quot;&quot;)">
            <text:p/>
          </table:table-cell>
          <table:table-cell table:formula="of:=IFERROR([.$E$10]+[.$B$14]+[.$B29];&quot;&quot;)">
            <text:p/>
          </table:table-cell>
          <table:table-cell table:formula="of:=IFERROR([.$E$10]+[.$B$15]+[.$B29];&quot;&quot;)">
            <text:p/>
          </table:table-cell>
          <table:table-cell table:formula="of:=IFERROR([.$E$10]+[.$B$16]+[.$B29];&quot;&quot;)">
            <text:p/>
          </table:table-cell>
          <table:table-cell table:formula="of:=IFERROR([.$E$10]+[.$B$17]+[.$B29];&quot;&quot;)">
            <text:p/>
          </table:table-cell>
          <table:table-cell table:formula="of:=IFERROR([.$E$10]+[.$B$18]+[.$B29];&quot;&quot;)">
            <text:p/>
          </table:table-cell>
          <table:table-cell table:formula="of:=IFERROR([.$E$10]+[.$B$19]+[.$B29];&quot;&quot;)">
            <text:p/>
          </table:table-cell>
          <table:table-cell table:formula="of:=IFERROR([.$E$10]+[.$B$20]+[.$B29];&quot;&quot;)">
            <text:p/>
          </table:table-cell>
          <table:table-cell table:formula="of:=IFERROR([.$E$10]+[.$B$21]+[.$B29];&quot;&quot;)">
            <text:p/>
          </table:table-cell>
        </table:table-row>
        <table:table-row table:style-name="ro1">
          <table:table-cell table:style-name="ce16" office:value-type="string" calcext:value-type="string">
            <text:p>Needed # </text:p>
          </table:table-cell>
          <table:table-cell table:style-name="Default" table:formula="of:=CEILING([.B3]/[.B7])"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Total</text:p>
          </table:table-cell>
          <table:table-cell table:style-name="ce40" table:formula="of:=SUM([.E19:.E22])" office:value-type="float" office:value="1.92499999888742" calcext:value-type="float">
            <text:p>1.92</text:p>
          </table:table-cell>
          <table:table-cell table:style-name="ce10" office:value-type="string" calcext:value-type="string">
            <text:p>lb</text:p>
          </table:table-cell>
          <table:table-cell table:number-columns-repeated="4"/>
          <table:table-cell office:value-type="string" calcext:value-type="string">
            <text:p>DB-9 Male</text:p>
          </table:table-cell>
          <table:table-cell table:formula="of:=IFERROR([.$E$10]+[.$B$11]+[.$B30];&quot;&quot;)">
            <text:p/>
          </table:table-cell>
          <table:table-cell table:formula="of:=IFERROR([.$E$10]+[.$B$12]+[.$B30];&quot;&quot;)">
            <text:p/>
          </table:table-cell>
          <table:table-cell table:formula="of:=IFERROR([.$E$10]+[.$B$13]+[.$B30];&quot;&quot;)">
            <text:p/>
          </table:table-cell>
          <table:table-cell table:formula="of:=IFERROR([.$E$10]+[.$B$14]+[.$B30];&quot;&quot;)">
            <text:p/>
          </table:table-cell>
          <table:table-cell table:formula="of:=IFERROR([.$E$10]+[.$B$15]+[.$B30];&quot;&quot;)">
            <text:p/>
          </table:table-cell>
          <table:table-cell table:formula="of:=IFERROR([.$E$10]+[.$B$16]+[.$B30];&quot;&quot;)">
            <text:p/>
          </table:table-cell>
          <table:table-cell table:formula="of:=IFERROR([.$E$10]+[.$B$17]+[.$B30];&quot;&quot;)">
            <text:p/>
          </table:table-cell>
          <table:table-cell table:formula="of:=IFERROR([.$E$10]+[.$B$18]+[.$B30];&quot;&quot;)">
            <text:p/>
          </table:table-cell>
          <table:table-cell table:formula="of:=IFERROR([.$E$10]+[.$B$19]+[.$B30];&quot;&quot;)">
            <text:p/>
          </table:table-cell>
          <table:table-cell table:formula="of:=IFERROR([.$E$10]+[.$B$20]+[.$B30];&quot;&quot;)">
            <text:p/>
          </table:table-cell>
          <table:table-cell table:formula="of:=IFERROR([.$E$10]+[.$B$21]+[.$B30];&quot;&quot;)">
            <text:p/>
          </table:table-cell>
        </table:table-row>
        <table:table-row table:style-name="ro1">
          <table:table-cell office:value-type="string" calcext:value-type="string">
            <text:p>Deutsch DT</text:p>
          </table:table-cell>
          <table:table-cell table:formula="of:=IF(OR(1&lt;[.$B$7]&lt;=4; [.$B$7]=6; [.$B$7]=8);0.156*[.B7]/3*[.B23];&quot;Invalid pin #&quot;)" office:value-type="float" office:value="0.832" calcext:value-type="float">
            <text:p>0.832</text:p>
          </table:table-cell>
          <table:table-cell office:value-type="string" calcext:value-type="string">
            <text:p>lb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B-15 Female</text:p>
          </table:table-cell>
          <table:table-cell table:formula="of:=IFERROR([.$E$10]+[.$B$11]+[.$B31];&quot;&quot;)">
            <text:p/>
          </table:table-cell>
          <table:table-cell table:formula="of:=IFERROR([.$E$10]+[.$B$12]+[.$B31];&quot;&quot;)">
            <text:p/>
          </table:table-cell>
          <table:table-cell table:formula="of:=IFERROR([.$E$10]+[.$B$13]+[.$B31];&quot;&quot;)">
            <text:p/>
          </table:table-cell>
          <table:table-cell table:formula="of:=IFERROR([.$E$10]+[.$B$14]+[.$B31];&quot;&quot;)">
            <text:p/>
          </table:table-cell>
          <table:table-cell table:formula="of:=IFERROR([.$E$10]+[.$B$15]+[.$B31];&quot;&quot;)">
            <text:p/>
          </table:table-cell>
          <table:table-cell table:formula="of:=IFERROR([.$E$10]+[.$B$16]+[.$B31];&quot;&quot;)">
            <text:p/>
          </table:table-cell>
          <table:table-cell table:formula="of:=IFERROR([.$E$10]+[.$B$17]+[.$B31];&quot;&quot;)">
            <text:p/>
          </table:table-cell>
          <table:table-cell table:formula="of:=IFERROR([.$E$10]+[.$B$18]+[.$B31];&quot;&quot;)">
            <text:p/>
          </table:table-cell>
          <table:table-cell table:formula="of:=IFERROR([.$E$10]+[.$B$19]+[.$B31];&quot;&quot;)">
            <text:p/>
          </table:table-cell>
          <table:table-cell table:formula="of:=IFERROR([.$E$10]+[.$B$20]+[.$B31];&quot;&quot;)">
            <text:p/>
          </table:table-cell>
          <table:table-cell table:formula="of:=IFERROR([.$E$10]+[.$B$21]+[.$B31];&quot;&quot;)">
            <text:p/>
          </table:table-cell>
        </table:table-row>
        <table:table-row table:style-name="ro1">
          <table:table-cell office:value-type="string" calcext:value-type="string">
            <text:p>JST</text:p>
          </table:table-cell>
          <table:table-cell table:formula="of:=IF([.$B$7]&lt;=10;25/28/16*[.B7]/3*[.B23];&quot;&gt;10 pins&quot;)" office:value-type="float" office:value="0.297619047619048" calcext:value-type="float">
            <text:p>0.298</text:p>
          </table:table-cell>
          <table:table-cell office:value-type="string" calcext:value-type="string">
            <text:p>lb</text:p>
          </table:table-cell>
          <table:table-cell/>
          <table:table-cell table:style-name="ce13" office:value-type="string" calcext:value-type="string">
            <text:p>Usage</text:p>
          </table:table-cell>
          <table:table-cell table:style-name="Default"/>
          <table:table-cell table:number-columns-repeated="4"/>
          <table:table-cell office:value-type="string" calcext:value-type="string">
            <text:p>DB-15 Male</text:p>
          </table:table-cell>
          <table:table-cell table:formula="of:=IFERROR([.$E$10]+[.$B$11]+[.$B32];&quot;&quot;)">
            <text:p/>
          </table:table-cell>
          <table:table-cell table:formula="of:=IFERROR([.$E$10]+[.$B$12]+[.$B32];&quot;&quot;)">
            <text:p/>
          </table:table-cell>
          <table:table-cell table:formula="of:=IFERROR([.$E$10]+[.$B$13]+[.$B32];&quot;&quot;)">
            <text:p/>
          </table:table-cell>
          <table:table-cell table:formula="of:=IFERROR([.$E$10]+[.$B$14]+[.$B32];&quot;&quot;)">
            <text:p/>
          </table:table-cell>
          <table:table-cell table:formula="of:=IFERROR([.$E$10]+[.$B$15]+[.$B32];&quot;&quot;)">
            <text:p/>
          </table:table-cell>
          <table:table-cell table:formula="of:=IFERROR([.$E$10]+[.$B$16]+[.$B32];&quot;&quot;)">
            <text:p/>
          </table:table-cell>
          <table:table-cell table:formula="of:=IFERROR([.$E$10]+[.$B$17]+[.$B32];&quot;&quot;)">
            <text:p/>
          </table:table-cell>
          <table:table-cell table:formula="of:=IFERROR([.$E$10]+[.$B$18]+[.$B32];&quot;&quot;)">
            <text:p/>
          </table:table-cell>
          <table:table-cell table:formula="of:=IFERROR([.$E$10]+[.$B$19]+[.$B32];&quot;&quot;)">
            <text:p/>
          </table:table-cell>
          <table:table-cell table:formula="of:=IFERROR([.$E$10]+[.$B$20]+[.$B32];&quot;&quot;)">
            <text:p/>
          </table:table-cell>
          <table:table-cell table:formula="of:=IFERROR([.$E$10]+[.$B$21]+[.$B32];&quot;&quot;)">
            <text:p/>
          </table:table-cell>
        </table:table-row>
        <table:table-row table:style-name="ro3">
          <table:table-cell office:value-type="string" calcext:value-type="string">
            <text:p>Weather-pack</text:p>
          </table:table-cell>
          <table:table-cell table:formula="of:=0.12*[.B7]/3*[.B23]" office:value-type="float" office:value="0.64" calcext:value-type="float">
            <text:p>0.640</text:p>
          </table:table-cell>
          <table:table-cell office:value-type="string" calcext:value-type="string">
            <text:p>lb</text:p>
          </table:table-cell>
          <table:table-cell/>
          <table:table-cell table:style-name="ce66" office:value-type="string" calcext:value-type="string" table:number-columns-spanned="5" table:number-rows-spanned="1">
            <text:p>Input the required harness parameters in the top left green cells.</text:p>
          </table:table-cell>
          <table:covered-table-cell table:style-name="Default"/>
          <table:covered-table-cell table:number-columns-repeated="3"/>
          <table:table-cell/>
          <table:table-cell office:value-type="string" calcext:value-type="string">
            <text:p>DB-25 Female</text:p>
          </table:table-cell>
          <table:table-cell table:formula="of:=IFERROR([.$E$10]+[.$B$11]+[.$B33];&quot;&quot;)">
            <text:p/>
          </table:table-cell>
          <table:table-cell table:formula="of:=IFERROR([.$E$10]+[.$B$12]+[.$B33];&quot;&quot;)">
            <text:p/>
          </table:table-cell>
          <table:table-cell table:formula="of:=IFERROR([.$E$10]+[.$B$13]+[.$B33];&quot;&quot;)">
            <text:p/>
          </table:table-cell>
          <table:table-cell table:formula="of:=IFERROR([.$E$10]+[.$B$14]+[.$B33];&quot;&quot;)">
            <text:p/>
          </table:table-cell>
          <table:table-cell table:formula="of:=IFERROR([.$E$10]+[.$B$15]+[.$B33];&quot;&quot;)">
            <text:p/>
          </table:table-cell>
          <table:table-cell table:formula="of:=IFERROR([.$E$10]+[.$B$16]+[.$B33];&quot;&quot;)">
            <text:p/>
          </table:table-cell>
          <table:table-cell table:formula="of:=IFERROR([.$E$10]+[.$B$17]+[.$B33];&quot;&quot;)">
            <text:p/>
          </table:table-cell>
          <table:table-cell table:formula="of:=IFERROR([.$E$10]+[.$B$18]+[.$B33];&quot;&quot;)">
            <text:p/>
          </table:table-cell>
          <table:table-cell table:formula="of:=IFERROR([.$E$10]+[.$B$19]+[.$B33];&quot;&quot;)">
            <text:p/>
          </table:table-cell>
          <table:table-cell table:formula="of:=IFERROR([.$E$10]+[.$B$20]+[.$B33];&quot;&quot;)">
            <text:p/>
          </table:table-cell>
          <table:table-cell table:formula="of:=IFERROR([.$E$10]+[.$B$21]+[.$B33];&quot;&quot;)">
            <text:p/>
          </table:table-cell>
        </table:table-row>
        <table:table-row table:style-name="ro1">
          <table:table-cell office:value-type="string" calcext:value-type="string">
            <text:p>XT-60</text:p>
          </table:table-cell>
          <table:table-cell table:formula="of:=IF([.$B$7]=2;1.16/16*[.B23];&quot;=/= 2 pins&quot;)" office:value-type="float" office:value="0.58" calcext:value-type="float">
            <text:p>0.580</text:p>
          </table:table-cell>
          <table:table-cell office:value-type="string" calcext:value-type="string">
            <text:p>lb</text:p>
          </table:table-cell>
          <table:table-cell/>
          <table:table-cell table:style-name="ce66" office:value-type="string" calcext:value-type="string" table:number-columns-spanned="5" table:number-rows-spanned="2">
            <text:p>Blocks on the left show masses of each component of the wiring harness</text:p>
          </table:table-cell>
          <table:covered-table-cell table:style-name="Default"/>
          <table:covered-table-cell table:number-columns-repeated="3"/>
          <table:table-cell/>
          <table:table-cell table:style-name="ce50" office:value-type="string" calcext:value-type="string">
            <text:p>DB-25 Male</text:p>
          </table:table-cell>
          <table:table-cell table:formula="of:=IFERROR([.$E$10]+[.$B$11]+[.$B34];&quot;&quot;)">
            <text:p/>
          </table:table-cell>
          <table:table-cell table:formula="of:=IFERROR([.$E$10]+[.$B$12]+[.$B34];&quot;&quot;)">
            <text:p/>
          </table:table-cell>
          <table:table-cell table:formula="of:=IFERROR([.$E$10]+[.$B$13]+[.$B34];&quot;&quot;)">
            <text:p/>
          </table:table-cell>
          <table:table-cell table:formula="of:=IFERROR([.$E$10]+[.$B$14]+[.$B34];&quot;&quot;)">
            <text:p/>
          </table:table-cell>
          <table:table-cell table:formula="of:=IFERROR([.$E$10]+[.$B$15]+[.$B34];&quot;&quot;)">
            <text:p/>
          </table:table-cell>
          <table:table-cell table:formula="of:=IFERROR([.$E$10]+[.$B$16]+[.$B34];&quot;&quot;)">
            <text:p/>
          </table:table-cell>
          <table:table-cell table:formula="of:=IFERROR([.$E$10]+[.$B$17]+[.$B34];&quot;&quot;)">
            <text:p/>
          </table:table-cell>
          <table:table-cell table:formula="of:=IFERROR([.$E$10]+[.$B$18]+[.$B34];&quot;&quot;)">
            <text:p/>
          </table:table-cell>
          <table:table-cell table:formula="of:=IFERROR([.$E$10]+[.$B$19]+[.$B34];&quot;&quot;)">
            <text:p/>
          </table:table-cell>
          <table:table-cell table:formula="of:=IFERROR([.$E$10]+[.$B$20]+[.$B34];&quot;&quot;)">
            <text:p/>
          </table:table-cell>
          <table:table-cell table:formula="of:=IFERROR([.$E$10]+[.$B$21]+[.$B34];&quot;&quot;)">
            <text:p/>
          </table:table-cell>
        </table:table-row>
        <table:table-row table:style-name="ro1">
          <table:table-cell office:value-type="string" calcext:value-type="string">
            <text:p>XT-30</text:p>
          </table:table-cell>
          <table:table-cell table:formula="of:=IF([.$B$7]=2;0.039*[.B23];&quot;=/= 2 pins&quot;)" office:value-type="float" office:value="0.312" calcext:value-type="float">
            <text:p>0.312</text:p>
          </table:table-cell>
          <table:table-cell office:value-type="string" calcext:value-type="string">
            <text:p>lb</text:p>
          </table:table-cell>
          <table:table-cell/>
          <table:covered-table-cell/>
          <table:covered-table-cell table:style-name="Default"/>
          <table:covered-table-cell table:number-columns-repeated="3"/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DB-9 Female</text:p>
          </table:table-cell>
          <table:table-cell table:formula="of:=IF([.$B$7]=9;1.06/16*[.$B$23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/>
          <table:table-cell table:style-name="ce66" office:value-type="string" calcext:value-type="string" table:number-columns-spanned="5" table:number-rows-spanned="2">
            <text:p>Tables on the right show the mass of complete, valid harness configurations. <text:s/>Each table is for a different type of cable, while the rows and columns represent the type of connector on each end of the wiring harness.</text:p>
          </table:table-cell>
          <table:covered-table-cell table:style-name="Default"/>
          <table:covered-table-cell table:number-columns-repeated="3"/>
          <table:table-cell/>
          <table:table-cell table:style-name="Default" table:number-columns-repeated="12"/>
        </table:table-row>
        <table:table-row table:style-name="ro2">
          <table:table-cell office:value-type="string" calcext:value-type="string">
            <text:p>DB-9 Male</text:p>
          </table:table-cell>
          <table:table-cell table:formula="of:=IF([.$B$7]=9;0.88/16*[.$B$23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/>
          <table:covered-table-cell/>
          <table:covered-table-cell table:style-name="Default"/>
          <table:covered-table-cell table:number-columns-repeated="3"/>
          <table:table-cell/>
          <table:table-cell table:style-name="ce46" office:value-type="string" calcext:value-type="string">
            <text:p>Custom Cable</text:p>
          </table:table-cell>
          <table:table-cell table:style-name="ce51" office:value-type="string" calcext:value-type="string">
            <text:p>Deutsch DT</text:p>
          </table:table-cell>
          <table:table-cell table:style-name="ce51" office:value-type="string" calcext:value-type="string">
            <text:p>JST</text:p>
          </table:table-cell>
          <table:table-cell table:style-name="ce51" office:value-type="string" calcext:value-type="string">
            <text:p>Weather-pack</text:p>
          </table:table-cell>
          <table:table-cell table:style-name="ce51" office:value-type="string" calcext:value-type="string">
            <text:p>XT-60</text:p>
          </table:table-cell>
          <table:table-cell table:style-name="ce51" office:value-type="string" calcext:value-type="string">
            <text:p>XT-30</text:p>
          </table:table-cell>
          <table:table-cell table:style-name="ce51" office:value-type="string" calcext:value-type="string">
            <text:p>DB-9 Female</text:p>
          </table:table-cell>
          <table:table-cell table:style-name="ce51" office:value-type="string" calcext:value-type="string">
            <text:p>DB-9 Male</text:p>
          </table:table-cell>
          <table:table-cell table:style-name="ce51" office:value-type="string" calcext:value-type="string">
            <text:p>DB-15 Female</text:p>
          </table:table-cell>
          <table:table-cell table:style-name="ce51" office:value-type="string" calcext:value-type="string">
            <text:p>DB-15 Male</text:p>
          </table:table-cell>
          <table:table-cell table:style-name="ce51" office:value-type="string" calcext:value-type="string">
            <text:p>DB-25 Female</text:p>
          </table:table-cell>
          <table:table-cell table:style-name="ce54" office:value-type="string" calcext:value-type="string">
            <text:p>DB-25 Male</text:p>
          </table:table-cell>
        </table:table-row>
        <table:table-row table:style-name="ro1">
          <table:table-cell office:value-type="string" calcext:value-type="string">
            <text:p>DB-15 Female</text:p>
          </table:table-cell>
          <table:table-cell table:formula="of:=IF([.$B$7]=15;1.41/16*[.$B$23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/>
          <table:table-cell table:style-name="ce66" office:value-type="string" calcext:value-type="string" table:number-columns-spanned="5" table:number-rows-spanned="4">
            <text:p>Each connector type has a certain valid pin range; for example, XT-60 connectors are only valid with 2-pin, but Deutsch DT come in 2,3,4,6, and 8-pin options, so all of those are valid.</text:p>
          </table:table-cell>
          <table:covered-table-cell table:style-name="Default"/>
          <table:covered-table-cell table:number-columns-repeated="3"/>
          <table:table-cell/>
          <table:table-cell office:value-type="string" calcext:value-type="string">
            <text:p>Deutsch DT</text:p>
          </table:table-cell>
          <table:table-cell table:formula="of:=IFERROR([.$E$23]+[.$B$11]+[.$B24];&quot;&quot;)" office:value-type="float" office:value="3.69299999888742" calcext:value-type="float">
            <text:p>3.69</text:p>
          </table:table-cell>
          <table:table-cell table:formula="of:=IFERROR([.$E$23]+[.$B$12]+[.$B24];&quot;&quot;)" office:value-type="float" office:value="3.09182142745885" calcext:value-type="float">
            <text:p>3.09</text:p>
          </table:table-cell>
          <table:table-cell table:formula="of:=IFERROR([.$E$23]+[.$B$13]+[.$B24];&quot;&quot;)" office:value-type="float" office:value="3.47699999888742" calcext:value-type="float">
            <text:p>3.48</text:p>
          </table:table-cell>
          <table:table-cell table:formula="of:=IFERROR([.$E$23]+[.$B$14]+[.$B24];&quot;&quot;)">
            <text:p/>
          </table:table-cell>
          <table:table-cell table:formula="of:=IFERROR([.$E$23]+[.$B$15]+[.$B24];&quot;&quot;)">
            <text:p/>
          </table:table-cell>
          <table:table-cell table:formula="of:=IFERROR([.$E$23]+[.$B$16]+[.$B24];&quot;&quot;)" office:value-type="float" office:value="2.88949999888742" calcext:value-type="float">
            <text:p>2.89</text:p>
          </table:table-cell>
          <table:table-cell table:formula="of:=IFERROR([.$E$23]+[.$B$17]+[.$B24];&quot;&quot;)" office:value-type="float" office:value="2.86699999888742" calcext:value-type="float">
            <text:p>2.87</text:p>
          </table:table-cell>
          <table:table-cell table:formula="of:=IFERROR([.$E$23]+[.$B$18]+[.$B24];&quot;&quot;)">
            <text:p/>
          </table:table-cell>
          <table:table-cell table:formula="of:=IFERROR([.$E$23]+[.$B$19]+[.$B24];&quot;&quot;)">
            <text:p/>
          </table:table-cell>
          <table:table-cell table:formula="of:=IFERROR([.$E$23]+[.$B$20]+[.$B24];&quot;&quot;)">
            <text:p/>
          </table:table-cell>
          <table:table-cell table:formula="of:=IFERROR([.$E$23]+[.$B$21]+[.$B24];&quot;&quot;)">
            <text:p/>
          </table:table-cell>
        </table:table-row>
        <table:table-row table:style-name="ro1">
          <table:table-cell office:value-type="string" calcext:value-type="string">
            <text:p>DB-15 Male</text:p>
          </table:table-cell>
          <table:table-cell table:formula="of:=IF([.$B$7]=15;1.23/16*[.$B$23];&quot;=/= 15 pins&quot;)" office:value-type="string" office:string-value="=/= 15 pins" calcext:value-type="string">
            <text:p>=/= 15 pins</text:p>
          </table:table-cell>
          <table:table-cell office:value-type="string" calcext:value-type="string">
            <text:p>lb</text:p>
          </table:table-cell>
          <table:table-cell/>
          <table:covered-table-cell/>
          <table:covered-table-cell table:style-name="Default"/>
          <table:covered-table-cell table:number-columns-repeated="3"/>
          <table:table-cell/>
          <table:table-cell office:value-type="string" calcext:value-type="string">
            <text:p>JST</text:p>
          </table:table-cell>
          <table:table-cell table:formula="of:=IFERROR([.$E$23]+[.$B$11]+[.$B25];&quot;&quot;)" office:value-type="float" office:value="3.15861904650647" calcext:value-type="float">
            <text:p>3.16</text:p>
          </table:table-cell>
          <table:table-cell table:formula="of:=IFERROR([.$E$23]+[.$B$12]+[.$B25];&quot;&quot;)" office:value-type="float" office:value="2.5574404750779" calcext:value-type="float">
            <text:p>2.56</text:p>
          </table:table-cell>
          <table:table-cell table:formula="of:=IFERROR([.$E$23]+[.$B$13]+[.$B25];&quot;&quot;)" office:value-type="float" office:value="2.94261904650647" calcext:value-type="float">
            <text:p>2.94</text:p>
          </table:table-cell>
          <table:table-cell table:formula="of:=IFERROR([.$E$23]+[.$B$14]+[.$B25];&quot;&quot;)">
            <text:p/>
          </table:table-cell>
          <table:table-cell table:formula="of:=IFERROR([.$E$23]+[.$B$15]+[.$B25];&quot;&quot;)">
            <text:p/>
          </table:table-cell>
          <table:table-cell table:formula="of:=IFERROR([.$E$23]+[.$B$16]+[.$B25];&quot;&quot;)" office:value-type="float" office:value="2.35511904650647" calcext:value-type="float">
            <text:p>2.36</text:p>
          </table:table-cell>
          <table:table-cell table:formula="of:=IFERROR([.$E$23]+[.$B$17]+[.$B25];&quot;&quot;)" office:value-type="float" office:value="2.33261904650647" calcext:value-type="float">
            <text:p>2.33</text:p>
          </table:table-cell>
          <table:table-cell table:formula="of:=IFERROR([.$E$23]+[.$B$18]+[.$B25];&quot;&quot;)">
            <text:p/>
          </table:table-cell>
          <table:table-cell table:formula="of:=IFERROR([.$E$23]+[.$B$19]+[.$B25];&quot;&quot;)">
            <text:p/>
          </table:table-cell>
          <table:table-cell table:formula="of:=IFERROR([.$E$23]+[.$B$20]+[.$B25];&quot;&quot;)">
            <text:p/>
          </table:table-cell>
          <table:table-cell table:formula="of:=IFERROR([.$E$23]+[.$B$21]+[.$B25];&quot;&quot;)">
            <text:p/>
          </table:table-cell>
        </table:table-row>
        <table:table-row table:style-name="ro1">
          <table:table-cell office:value-type="string" calcext:value-type="string">
            <text:p>DB-25 Female</text:p>
          </table:table-cell>
          <table:table-cell table:formula="of:=IF([.$B$7]=25;1.76/16*[.$B$23];&quot;=/= 25 pins&quot;)" office:value-type="string" office:string-value="=/= 25 pins" calcext:value-type="string">
            <text:p>=/= 25 pins</text:p>
          </table:table-cell>
          <table:table-cell office:value-type="string" calcext:value-type="string">
            <text:p>lb</text:p>
          </table:table-cell>
          <table:table-cell/>
          <table:covered-table-cell/>
          <table:covered-table-cell table:style-name="Default"/>
          <table:covered-table-cell table:number-columns-repeated="3"/>
          <table:table-cell/>
          <table:table-cell office:value-type="string" calcext:value-type="string">
            <text:p>Weather-pack</text:p>
          </table:table-cell>
          <table:table-cell table:formula="of:=IFERROR([.$E$23]+[.$B$11]+[.$B26];&quot;&quot;)" office:value-type="float" office:value="3.50099999888742" calcext:value-type="float">
            <text:p>3.50</text:p>
          </table:table-cell>
          <table:table-cell table:formula="of:=IFERROR([.$E$23]+[.$B$12]+[.$B26];&quot;&quot;)" office:value-type="float" office:value="2.89982142745885" calcext:value-type="float">
            <text:p>2.90</text:p>
          </table:table-cell>
          <table:table-cell table:formula="of:=IFERROR([.$E$23]+[.$B$13]+[.$B26];&quot;&quot;)" office:value-type="float" office:value="3.28499999888742" calcext:value-type="float">
            <text:p>3.28</text:p>
          </table:table-cell>
          <table:table-cell table:formula="of:=IFERROR([.$E$23]+[.$B$14]+[.$B26];&quot;&quot;)">
            <text:p/>
          </table:table-cell>
          <table:table-cell table:formula="of:=IFERROR([.$E$23]+[.$B$15]+[.$B26];&quot;&quot;)">
            <text:p/>
          </table:table-cell>
          <table:table-cell table:formula="of:=IFERROR([.$E$23]+[.$B$16]+[.$B26];&quot;&quot;)" office:value-type="float" office:value="2.69749999888742" calcext:value-type="float">
            <text:p>2.70</text:p>
          </table:table-cell>
          <table:table-cell table:formula="of:=IFERROR([.$E$23]+[.$B$17]+[.$B26];&quot;&quot;)" office:value-type="float" office:value="2.67499999888742" calcext:value-type="float">
            <text:p>2.67</text:p>
          </table:table-cell>
          <table:table-cell table:formula="of:=IFERROR([.$E$23]+[.$B$18]+[.$B26];&quot;&quot;)">
            <text:p/>
          </table:table-cell>
          <table:table-cell table:formula="of:=IFERROR([.$E$23]+[.$B$19]+[.$B26];&quot;&quot;)">
            <text:p/>
          </table:table-cell>
          <table:table-cell table:formula="of:=IFERROR([.$E$23]+[.$B$20]+[.$B26];&quot;&quot;)">
            <text:p/>
          </table:table-cell>
          <table:table-cell table:formula="of:=IFERROR([.$E$23]+[.$B$21]+[.$B26];&quot;&quot;)">
            <text:p/>
          </table:table-cell>
        </table:table-row>
        <table:table-row table:style-name="ro1">
          <table:table-cell table:style-name="ce12" office:value-type="string" calcext:value-type="string">
            <text:p>DB-25 Male</text:p>
          </table:table-cell>
          <table:table-cell table:style-name="ce6" table:formula="of:=IF([.$B$7]=25;1.59/16*[.$B$23];&quot;=/= 25 pins&quot;)" office:value-type="string" office:string-value="=/= 25 pins" calcext:value-type="string">
            <text:p>=/= 25 pins</text:p>
          </table:table-cell>
          <table:table-cell table:style-name="ce10" office:value-type="string" calcext:value-type="string">
            <text:p>lb</text:p>
          </table:table-cell>
          <table:table-cell/>
          <table:covered-table-cell/>
          <table:covered-table-cell table:style-name="Default"/>
          <table:covered-table-cell table:number-columns-repeated="3"/>
          <table:table-cell/>
          <table:table-cell office:value-type="string" calcext:value-type="string">
            <text:p>XT-60</text:p>
          </table:table-cell>
          <table:table-cell table:formula="of:=IFERROR([.$E$23]+[.$B$11]+[.$B27];&quot;&quot;)" office:value-type="float" office:value="3.44099999888742" calcext:value-type="float">
            <text:p>3.44</text:p>
          </table:table-cell>
          <table:table-cell table:formula="of:=IFERROR([.$E$23]+[.$B$12]+[.$B27];&quot;&quot;)" office:value-type="float" office:value="2.83982142745885" calcext:value-type="float">
            <text:p>2.84</text:p>
          </table:table-cell>
          <table:table-cell table:formula="of:=IFERROR([.$E$23]+[.$B$13]+[.$B27];&quot;&quot;)" office:value-type="float" office:value="3.22499999888742" calcext:value-type="float">
            <text:p>3.22</text:p>
          </table:table-cell>
          <table:table-cell table:formula="of:=IFERROR([.$E$23]+[.$B$14]+[.$B27];&quot;&quot;)">
            <text:p/>
          </table:table-cell>
          <table:table-cell table:formula="of:=IFERROR([.$E$23]+[.$B$15]+[.$B27];&quot;&quot;)">
            <text:p/>
          </table:table-cell>
          <table:table-cell table:formula="of:=IFERROR([.$E$23]+[.$B$16]+[.$B27];&quot;&quot;)" office:value-type="float" office:value="2.63749999888742" calcext:value-type="float">
            <text:p>2.64</text:p>
          </table:table-cell>
          <table:table-cell table:formula="of:=IFERROR([.$E$23]+[.$B$17]+[.$B27];&quot;&quot;)" office:value-type="float" office:value="2.61499999888742" calcext:value-type="float">
            <text:p>2.61</text:p>
          </table:table-cell>
          <table:table-cell table:formula="of:=IFERROR([.$E$23]+[.$B$18]+[.$B27];&quot;&quot;)">
            <text:p/>
          </table:table-cell>
          <table:table-cell table:formula="of:=IFERROR([.$E$23]+[.$B$19]+[.$B27];&quot;&quot;)">
            <text:p/>
          </table:table-cell>
          <table:table-cell table:formula="of:=IFERROR([.$E$23]+[.$B$20]+[.$B27];&quot;&quot;)">
            <text:p/>
          </table:table-cell>
          <table:table-cell table:formula="of:=IFERROR([.$E$23]+[.$B$21]+[.$B27];&quot;&quot;)">
            <text:p/>
          </table:table-cell>
        </table:table-row>
        <table:table-row table:style-name="ro1">
          <table:table-cell table:style-name="ce19"/>
          <table:table-cell table:style-name="ce24"/>
          <table:table-cell table:style-name="ce32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XT-30</text:p>
          </table:table-cell>
          <table:table-cell table:formula="of:=IFERROR([.$E$23]+[.$B$11]+[.$B28];&quot;&quot;)" office:value-type="float" office:value="3.17299999888742" calcext:value-type="float">
            <text:p>3.17</text:p>
          </table:table-cell>
          <table:table-cell table:formula="of:=IFERROR([.$E$23]+[.$B$12]+[.$B28];&quot;&quot;)" office:value-type="float" office:value="2.57182142745885" calcext:value-type="float">
            <text:p>2.57</text:p>
          </table:table-cell>
          <table:table-cell table:formula="of:=IFERROR([.$E$23]+[.$B$13]+[.$B28];&quot;&quot;)" office:value-type="float" office:value="2.95699999888742" calcext:value-type="float">
            <text:p>2.96</text:p>
          </table:table-cell>
          <table:table-cell table:formula="of:=IFERROR([.$E$23]+[.$B$14]+[.$B28];&quot;&quot;)">
            <text:p/>
          </table:table-cell>
          <table:table-cell table:formula="of:=IFERROR([.$E$23]+[.$B$15]+[.$B28];&quot;&quot;)">
            <text:p/>
          </table:table-cell>
          <table:table-cell table:formula="of:=IFERROR([.$E$23]+[.$B$16]+[.$B28];&quot;&quot;)" office:value-type="float" office:value="2.36949999888742" calcext:value-type="float">
            <text:p>2.37</text:p>
          </table:table-cell>
          <table:table-cell table:formula="of:=IFERROR([.$E$23]+[.$B$17]+[.$B28];&quot;&quot;)" office:value-type="float" office:value="2.34699999888742" calcext:value-type="float">
            <text:p>2.35</text:p>
          </table:table-cell>
          <table:table-cell table:formula="of:=IFERROR([.$E$23]+[.$B$18]+[.$B28];&quot;&quot;)">
            <text:p/>
          </table:table-cell>
          <table:table-cell table:formula="of:=IFERROR([.$E$23]+[.$B$19]+[.$B28];&quot;&quot;)">
            <text:p/>
          </table:table-cell>
          <table:table-cell table:formula="of:=IFERROR([.$E$23]+[.$B$20]+[.$B28];&quot;&quot;)">
            <text:p/>
          </table:table-cell>
          <table:table-cell table:formula="of:=IFERROR([.$E$23]+[.$B$21]+[.$B28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B-9 Female</text:p>
          </table:table-cell>
          <table:table-cell table:formula="of:=IFERROR([.$E$23]+[.$B$11]+[.$B29];&quot;&quot;)">
            <text:p/>
          </table:table-cell>
          <table:table-cell table:formula="of:=IFERROR([.$E$23]+[.$B$12]+[.$B29];&quot;&quot;)">
            <text:p/>
          </table:table-cell>
          <table:table-cell table:formula="of:=IFERROR([.$E$23]+[.$B$13]+[.$B29];&quot;&quot;)">
            <text:p/>
          </table:table-cell>
          <table:table-cell table:formula="of:=IFERROR([.$E$23]+[.$B$14]+[.$B29];&quot;&quot;)">
            <text:p/>
          </table:table-cell>
          <table:table-cell table:formula="of:=IFERROR([.$E$23]+[.$B$15]+[.$B29];&quot;&quot;)">
            <text:p/>
          </table:table-cell>
          <table:table-cell table:formula="of:=IFERROR([.$E$23]+[.$B$16]+[.$B29];&quot;&quot;)">
            <text:p/>
          </table:table-cell>
          <table:table-cell table:formula="of:=IFERROR([.$E$23]+[.$B$17]+[.$B29];&quot;&quot;)">
            <text:p/>
          </table:table-cell>
          <table:table-cell table:formula="of:=IFERROR([.$E$23]+[.$B$18]+[.$B29];&quot;&quot;)">
            <text:p/>
          </table:table-cell>
          <table:table-cell table:formula="of:=IFERROR([.$E$23]+[.$B$19]+[.$B29];&quot;&quot;)">
            <text:p/>
          </table:table-cell>
          <table:table-cell table:formula="of:=IFERROR([.$E$23]+[.$B$20]+[.$B29];&quot;&quot;)">
            <text:p/>
          </table:table-cell>
          <table:table-cell table:formula="of:=IFERROR([.$E$23]+[.$B$21]+[.$B29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B-9 Male</text:p>
          </table:table-cell>
          <table:table-cell table:formula="of:=IFERROR([.$E$23]+[.$B$11]+[.$B30];&quot;&quot;)">
            <text:p/>
          </table:table-cell>
          <table:table-cell table:formula="of:=IFERROR([.$E$23]+[.$B$12]+[.$B30];&quot;&quot;)">
            <text:p/>
          </table:table-cell>
          <table:table-cell table:formula="of:=IFERROR([.$E$23]+[.$B$13]+[.$B30];&quot;&quot;)">
            <text:p/>
          </table:table-cell>
          <table:table-cell table:formula="of:=IFERROR([.$E$23]+[.$B$14]+[.$B30];&quot;&quot;)">
            <text:p/>
          </table:table-cell>
          <table:table-cell table:formula="of:=IFERROR([.$E$23]+[.$B$15]+[.$B30];&quot;&quot;)">
            <text:p/>
          </table:table-cell>
          <table:table-cell table:formula="of:=IFERROR([.$E$23]+[.$B$16]+[.$B30];&quot;&quot;)">
            <text:p/>
          </table:table-cell>
          <table:table-cell table:formula="of:=IFERROR([.$E$23]+[.$B$17]+[.$B30];&quot;&quot;)">
            <text:p/>
          </table:table-cell>
          <table:table-cell table:formula="of:=IFERROR([.$E$23]+[.$B$18]+[.$B30];&quot;&quot;)">
            <text:p/>
          </table:table-cell>
          <table:table-cell table:formula="of:=IFERROR([.$E$23]+[.$B$19]+[.$B30];&quot;&quot;)">
            <text:p/>
          </table:table-cell>
          <table:table-cell table:formula="of:=IFERROR([.$E$23]+[.$B$20]+[.$B30];&quot;&quot;)">
            <text:p/>
          </table:table-cell>
          <table:table-cell table:formula="of:=IFERROR([.$E$23]+[.$B$21]+[.$B30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B-15 Female</text:p>
          </table:table-cell>
          <table:table-cell table:formula="of:=IFERROR([.$E$23]+[.$B$11]+[.$B31];&quot;&quot;)">
            <text:p/>
          </table:table-cell>
          <table:table-cell table:formula="of:=IFERROR([.$E$23]+[.$B$12]+[.$B31];&quot;&quot;)">
            <text:p/>
          </table:table-cell>
          <table:table-cell table:formula="of:=IFERROR([.$E$23]+[.$B$13]+[.$B31];&quot;&quot;)">
            <text:p/>
          </table:table-cell>
          <table:table-cell table:formula="of:=IFERROR([.$E$23]+[.$B$14]+[.$B31];&quot;&quot;)">
            <text:p/>
          </table:table-cell>
          <table:table-cell table:formula="of:=IFERROR([.$E$23]+[.$B$15]+[.$B31];&quot;&quot;)">
            <text:p/>
          </table:table-cell>
          <table:table-cell table:formula="of:=IFERROR([.$E$23]+[.$B$16]+[.$B31];&quot;&quot;)">
            <text:p/>
          </table:table-cell>
          <table:table-cell table:formula="of:=IFERROR([.$E$23]+[.$B$17]+[.$B31];&quot;&quot;)">
            <text:p/>
          </table:table-cell>
          <table:table-cell table:formula="of:=IFERROR([.$E$23]+[.$B$18]+[.$B31];&quot;&quot;)">
            <text:p/>
          </table:table-cell>
          <table:table-cell table:formula="of:=IFERROR([.$E$23]+[.$B$19]+[.$B31];&quot;&quot;)">
            <text:p/>
          </table:table-cell>
          <table:table-cell table:formula="of:=IFERROR([.$E$23]+[.$B$20]+[.$B31];&quot;&quot;)">
            <text:p/>
          </table:table-cell>
          <table:table-cell table:formula="of:=IFERROR([.$E$23]+[.$B$21]+[.$B31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B-15 Male</text:p>
          </table:table-cell>
          <table:table-cell table:formula="of:=IFERROR([.$E$23]+[.$B$11]+[.$B32];&quot;&quot;)">
            <text:p/>
          </table:table-cell>
          <table:table-cell table:formula="of:=IFERROR([.$E$23]+[.$B$12]+[.$B32];&quot;&quot;)">
            <text:p/>
          </table:table-cell>
          <table:table-cell table:formula="of:=IFERROR([.$E$23]+[.$B$13]+[.$B32];&quot;&quot;)">
            <text:p/>
          </table:table-cell>
          <table:table-cell table:formula="of:=IFERROR([.$E$23]+[.$B$14]+[.$B32];&quot;&quot;)">
            <text:p/>
          </table:table-cell>
          <table:table-cell table:formula="of:=IFERROR([.$E$23]+[.$B$15]+[.$B32];&quot;&quot;)">
            <text:p/>
          </table:table-cell>
          <table:table-cell table:formula="of:=IFERROR([.$E$23]+[.$B$16]+[.$B32];&quot;&quot;)">
            <text:p/>
          </table:table-cell>
          <table:table-cell table:formula="of:=IFERROR([.$E$23]+[.$B$17]+[.$B32];&quot;&quot;)">
            <text:p/>
          </table:table-cell>
          <table:table-cell table:formula="of:=IFERROR([.$E$23]+[.$B$18]+[.$B32];&quot;&quot;)">
            <text:p/>
          </table:table-cell>
          <table:table-cell table:formula="of:=IFERROR([.$E$23]+[.$B$19]+[.$B32];&quot;&quot;)">
            <text:p/>
          </table:table-cell>
          <table:table-cell table:formula="of:=IFERROR([.$E$23]+[.$B$20]+[.$B32];&quot;&quot;)">
            <text:p/>
          </table:table-cell>
          <table:table-cell table:formula="of:=IFERROR([.$E$23]+[.$B$21]+[.$B32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B-25 Female</text:p>
          </table:table-cell>
          <table:table-cell table:formula="of:=IFERROR([.$E$23]+[.$B$11]+[.$B33];&quot;&quot;)">
            <text:p/>
          </table:table-cell>
          <table:table-cell table:formula="of:=IFERROR([.$E$23]+[.$B$12]+[.$B33];&quot;&quot;)">
            <text:p/>
          </table:table-cell>
          <table:table-cell table:formula="of:=IFERROR([.$E$23]+[.$B$13]+[.$B33];&quot;&quot;)">
            <text:p/>
          </table:table-cell>
          <table:table-cell table:formula="of:=IFERROR([.$E$23]+[.$B$14]+[.$B33];&quot;&quot;)">
            <text:p/>
          </table:table-cell>
          <table:table-cell table:formula="of:=IFERROR([.$E$23]+[.$B$15]+[.$B33];&quot;&quot;)">
            <text:p/>
          </table:table-cell>
          <table:table-cell table:formula="of:=IFERROR([.$E$23]+[.$B$16]+[.$B33];&quot;&quot;)">
            <text:p/>
          </table:table-cell>
          <table:table-cell table:formula="of:=IFERROR([.$E$23]+[.$B$17]+[.$B33];&quot;&quot;)">
            <text:p/>
          </table:table-cell>
          <table:table-cell table:formula="of:=IFERROR([.$E$23]+[.$B$18]+[.$B33];&quot;&quot;)">
            <text:p/>
          </table:table-cell>
          <table:table-cell table:formula="of:=IFERROR([.$E$23]+[.$B$19]+[.$B33];&quot;&quot;)">
            <text:p/>
          </table:table-cell>
          <table:table-cell table:formula="of:=IFERROR([.$E$23]+[.$B$20]+[.$B33];&quot;&quot;)">
            <text:p/>
          </table:table-cell>
          <table:table-cell table:formula="of:=IFERROR([.$E$23]+[.$B$21]+[.$B33];&quot;&quot;)">
            <text:p/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ce50" office:value-type="string" calcext:value-type="string">
            <text:p>DB-25 Male</text:p>
          </table:table-cell>
          <table:table-cell table:formula="of:=IFERROR([.$E$23]+[.$B$11]+[.$B34];&quot;&quot;)">
            <text:p/>
          </table:table-cell>
          <table:table-cell table:formula="of:=IFERROR([.$E$23]+[.$B$12]+[.$B34];&quot;&quot;)">
            <text:p/>
          </table:table-cell>
          <table:table-cell table:formula="of:=IFERROR([.$E$23]+[.$B$13]+[.$B34];&quot;&quot;)">
            <text:p/>
          </table:table-cell>
          <table:table-cell table:formula="of:=IFERROR([.$E$23]+[.$B$14]+[.$B34];&quot;&quot;)">
            <text:p/>
          </table:table-cell>
          <table:table-cell table:formula="of:=IFERROR([.$E$23]+[.$B$15]+[.$B34];&quot;&quot;)">
            <text:p/>
          </table:table-cell>
          <table:table-cell table:formula="of:=IFERROR([.$E$23]+[.$B$16]+[.$B34];&quot;&quot;)">
            <text:p/>
          </table:table-cell>
          <table:table-cell table:formula="of:=IFERROR([.$E$23]+[.$B$17]+[.$B34];&quot;&quot;)">
            <text:p/>
          </table:table-cell>
          <table:table-cell table:formula="of:=IFERROR([.$E$23]+[.$B$18]+[.$B34];&quot;&quot;)">
            <text:p/>
          </table:table-cell>
          <table:table-cell table:formula="of:=IFERROR([.$E$23]+[.$B$19]+[.$B34];&quot;&quot;)">
            <text:p/>
          </table:table-cell>
          <table:table-cell table:formula="of:=IFERROR([.$E$23]+[.$B$20]+[.$B34];&quot;&quot;)">
            <text:p/>
          </table:table-cell>
          <table:table-cell table:formula="of:=IFERROR([.$E$23]+[.$B$21]+[.$B34];&quot;&quot;)">
            <text:p/>
          </table:table-cell>
        </table:table-row>
        <calcext:conditional-formats>
          <calcext:conditional-format calcext:target-range-address="'Wiring Harness Mass Estimator'.L17:'Wiring Harness Mass Estimator'.V27 'Wiring Harness Mass Estimator'.L31:'Wiring Harness Mass Estimator'.V4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Wiring Harness Mass Estimator'.L3:'Wiring Harness Mass Estimator'.V1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Constants" table:style-name="ta1">
        <table:table-column table:style-name="co2" table:number-columns-repeated="3" table:default-cell-style-name="ce43"/>
        <table:table-column table:style-name="co9" table:default-cell-style-name="ce43"/>
        <table:table-column table:style-name="co2" table:number-columns-repeated="8" table:default-cell-style-name="ce43"/>
        <table:table-column table:style-name="co2" table:default-cell-style-name="Default"/>
        <table:table-column table:style-name="co2" table:default-cell-style-name="ce43"/>
        <table:table-row table:style-name="ro1">
          <table:table-cell table:style-name="ce13" office:value-type="string" calcext:value-type="string">
            <text:p>Ampacity</text:p>
          </table:table-cell>
          <table:table-cell table:style-name="ce13" office:value-type="string" calcext:value-type="string">
            <text:p>AWG</text:p>
          </table:table-cell>
          <table:table-cell table:style-name="ce13" office:value-type="string" calcext:value-type="string">
            <text:p>Diameter (in)</text:p>
          </table:table-cell>
          <table:table-cell table:style-name="ce13" office:value-type="string" calcext:value-type="string">
            <text:p>Diameter (mm)</text:p>
          </table:table-cell>
          <table:table-cell table:style-name="ce13" office:value-type="string" calcext:value-type="string">
            <text:p>Turns (1/in)</text:p>
          </table:table-cell>
          <table:table-cell table:style-name="ce13" office:value-type="string" calcext:value-type="string">
            <text:p>Turns (1/mm)</text:p>
          </table:table-cell>
          <table:table-cell table:style-name="ce13" office:value-type="string" calcext:value-type="string">
            <text:p>Area (kcmil)</text:p>
          </table:table-cell>
          <table:table-cell table:style-name="ce13" office:value-type="string" calcext:value-type="string">
            <text:p>Area(mm2)</text:p>
          </table:table-cell>
          <table:table-cell table:style-name="ce13" office:value-type="string" calcext:value-type="string">
            <text:p>Ohm/kft</text:p>
          </table:table-cell>
          <table:table-cell table:style-name="ce13" office:value-type="string" calcext:value-type="string">
            <text:p>Ohm/km</text:p>
          </table:table-cell>
          <table:table-cell table:style-name="ce13" office:value-type="string" calcext:value-type="string">
            <text:p>Mass lb/ft</text:p>
          </table:table-cell>
          <table:table-cell table:style-name="ce13" office:value-type="string" calcext:value-type="string">
            <text:p>Mass kg/m</text:p>
          </table:table-cell>
          <table:table-cell table:style-name="ce13" office:value-type="string" calcext:value-type="string">
            <text:p>300V lb/ft</text:p>
          </table:table-cell>
          <table:table-cell table:style-name="ce13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4.06" calcext:value-type="float">
            <text:p>4.06</text:p>
          </table:table-cell>
          <table:table-cell office:value-type="float" office:value="6.25" calcext:value-type="float">
            <text:p>6.25</text:p>
          </table:table-cell>
          <table:table-cell office:value-type="float" office:value="0.246" calcext:value-type="float">
            <text:p>0.246</text:p>
          </table:table-cell>
          <table:table-cell office:value-type="float" office:value="25.6" calcext:value-type="float">
            <text:p>25.6</text:p>
          </table:table-cell>
          <table:table-cell office:value-type="float" office:value="13" calcext:value-type="float">
            <text:p>13</text:p>
          </table:table-cell>
          <table:table-cell office:value-type="float" office:value="1.33" calcext:value-type="float">
            <text:p>1.33</text:p>
          </table:table-cell>
          <table:table-cell office:value-type="float" office:value="4.36" calcext:value-type="float">
            <text:p>4.36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116" calcext:value-type="float">
            <text:p>0.116</text:p>
          </table:table-cell>
          <table:table-cell table:formula="of:=PI()/4*(([.C2]+0.02)^2-[.C2]^2)*12*0.05" office:value-type="float" office:value="0.00320442450666159" calcext:value-type="float">
            <text:p>0.00320442450666159</text:p>
          </table:table-cell>
          <table:table-cell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9" calcext:value-type="float">
            <text:p>9</text:p>
          </table:table-cell>
          <table:table-cell office:value-type="float" office:value="0.144" calcext:value-type="float">
            <text:p>0.144</text:p>
          </table:table-cell>
          <table:table-cell office:value-type="float" office:value="3.66" calcext:value-type="float">
            <text:p>3.66</text:p>
          </table:table-cell>
          <table:table-cell office:value-type="float" office:value="6.94" calcext:value-type="float">
            <text:p>6.94</text:p>
          </table:table-cell>
          <table:table-cell office:value-type="float" office:value="0.273" calcext:value-type="float">
            <text:p>0.273</text:p>
          </table:table-cell>
          <table:table-cell office:value-type="float" office:value="20.7" calcext:value-type="float">
            <text:p>20.7</text:p>
          </table:table-cell>
          <table:table-cell office:value-type="float" office:value="10.5" calcext:value-type="float">
            <text:p>10.5</text:p>
          </table:table-cell>
          <table:table-cell office:value-type="float" office:value="1.64" calcext:value-type="float">
            <text:p>1.64</text:p>
          </table:table-cell>
          <table:table-cell office:value-type="float" office:value="5.38" calcext:value-type="float">
            <text:p>5.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7" calcext:value-type="float">
            <text:p>0.0937</text:p>
          </table:table-cell>
          <table:table-cell table:formula="of:=PI()/4*(([.C3]+0.02)^2-[.C3]^2)*12*0.05" office:value-type="float" office:value="0.00290283161191697" calcext:value-type="float">
            <text:p>0.00290283161191697</text:p>
          </table:table-cell>
          <table:table-cell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0" calcext:value-type="float">
            <text:p>10</text:p>
          </table:table-cell>
          <table:table-cell office:value-type="float" office:value="0.128" calcext:value-type="float">
            <text:p>0.128</text:p>
          </table:table-cell>
          <table:table-cell office:value-type="float" office:value="3.25" calcext:value-type="float">
            <text:p>3.25</text:p>
          </table:table-cell>
          <table:table-cell office:value-type="float" office:value="7.81" calcext:value-type="float">
            <text:p>7.81</text:p>
          </table:table-cell>
          <table:table-cell office:value-type="float" office:value="0.308" calcext:value-type="float">
            <text:p>0.308</text:p>
          </table:table-cell>
          <table:table-cell office:value-type="float" office:value="16.4" calcext:value-type="float">
            <text:p>16.4</text:p>
          </table:table-cell>
          <table:table-cell office:value-type="float" office:value="8.3" calcext:value-type="float">
            <text:p>8.3</text:p>
          </table:table-cell>
          <table:table-cell office:value-type="float" office:value="2.08" calcext:value-type="float">
            <text:p>2.08</text:p>
          </table:table-cell>
          <table:table-cell office:value-type="float" office:value="6.81" calcext:value-type="float">
            <text:p>6.81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741" calcext:value-type="float">
            <text:p>0.0741</text:p>
          </table:table-cell>
          <table:table-cell table:formula="of:=PI()/4*(([.C4]+0.02)^2-[.C4]^2)*12*0.05" office:value-type="float" office:value="0.00260123871717235" calcext:value-type="float">
            <text:p>0.00260123871717235</text:p>
          </table:table-cell>
          <table:table-cell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1" calcext:value-type="float">
            <text:p>11</text:p>
          </table:table-cell>
          <table:table-cell office:value-type="float" office:value="0.116" calcext:value-type="float">
            <text:p>0.116</text:p>
          </table:table-cell>
          <table:table-cell office:value-type="float" office:value="2.95" calcext:value-type="float">
            <text:p>2.95</text:p>
          </table:table-cell>
          <table:table-cell office:value-type="float" office:value="8.62" calcext:value-type="float">
            <text:p>8.62</text:p>
          </table:table-cell>
          <table:table-cell office:value-type="float" office:value="0.339" calcext:value-type="float">
            <text:p>0.339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2.53" calcext:value-type="float">
            <text:p>2.53</text:p>
          </table:table-cell>
          <table:table-cell office:value-type="float" office:value="8.3" calcext:value-type="float">
            <text:p>8.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608" calcext:value-type="float">
            <text:p>0.0608</text:p>
          </table:table-cell>
          <table:table-cell table:formula="of:=PI()/4*(([.C5]+0.02)^2-[.C5]^2)*12*0.05" office:value-type="float" office:value="0.00237504404611388" calcext:value-type="float">
            <text:p>0.00237504404611388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0.104" calcext:value-type="float">
            <text:p>0.104</text:p>
          </table:table-cell>
          <table:table-cell office:value-type="float" office:value="2.64" calcext:value-type="float">
            <text:p>2.64</text:p>
          </table:table-cell>
          <table:table-cell office:value-type="float" office:value="9.62" calcext:value-type="float">
            <text:p>9.62</text:p>
          </table:table-cell>
          <table:table-cell office:value-type="float" office:value="0.379" calcext:value-type="float">
            <text:p>0.379</text:p>
          </table:table-cell>
          <table:table-cell office:value-type="float" office:value="10.8" calcext:value-type="float">
            <text:p>10.8</text:p>
          </table:table-cell>
          <table:table-cell office:value-type="float" office:value="5.48" calcext:value-type="float">
            <text:p>5.48</text:p>
          </table:table-cell>
          <table:table-cell office:value-type="float" office:value="3.15" calcext:value-type="float">
            <text:p>3.15</text:p>
          </table:table-cell>
          <table:table-cell office:value-type="float" office:value="10.3" calcext:value-type="float">
            <text:p>10.3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89" calcext:value-type="float">
            <text:p>0.0489</text:p>
          </table:table-cell>
          <table:table-cell table:formula="of:=PI()/4*(([.C6]+0.02)^2-[.C6]^2)*12*0.05" office:value-type="float" office:value="0.00214884937505542" calcext:value-type="float">
            <text:p>0.00214884937505542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0.092" calcext:value-type="float">
            <text:p>0.092</text:p>
          </table:table-cell>
          <table:table-cell office:value-type="float" office:value="2.34" calcext:value-type="float">
            <text:p>2.34</text:p>
          </table:table-cell>
          <table:table-cell office:value-type="float" office:value="10.9" calcext:value-type="float">
            <text:p>10.9</text:p>
          </table:table-cell>
          <table:table-cell office:value-type="float" office:value="0.428" calcext:value-type="float">
            <text:p>0.428</text:p>
          </table:table-cell>
          <table:table-cell office:value-type="float" office:value="8.46" calcext:value-type="float">
            <text:p>8.46</text:p>
          </table:table-cell>
          <table:table-cell office:value-type="float" office:value="4.29" calcext:value-type="float">
            <text:p>4.29</text:p>
          </table:table-cell>
          <table:table-cell office:value-type="float" office:value="4.02" calcext:value-type="float">
            <text:p>4.02</text:p>
          </table:table-cell>
          <table:table-cell office:value-type="float" office:value="13.2" calcext:value-type="float">
            <text:p>13.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383" calcext:value-type="float">
            <text:p>0.0383</text:p>
          </table:table-cell>
          <table:table-cell table:formula="of:=PI()/4*(([.C7]+0.02)^2-[.C7]^2)*12*0.05" office:value-type="float" office:value="0.00192265470399695" calcext:value-type="float">
            <text:p>0.00192265470399695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2.03" calcext:value-type="float">
            <text:p>2.03</text:p>
          </table:table-cell>
          <table:table-cell office:value-type="float" office:value="12.5" calcext:value-type="float">
            <text:p>12.5</text:p>
          </table:table-cell>
          <table:table-cell office:value-type="float" office:value="0.492" calcext:value-type="float">
            <text:p>0.492</text:p>
          </table:table-cell>
          <table:table-cell office:value-type="float" office:value="6.4" calcext:value-type="float">
            <text:p>6.4</text:p>
          </table:table-cell>
          <table:table-cell office:value-type="float" office:value="3.24" calcext:value-type="float">
            <text:p>3.24</text:p>
          </table:table-cell>
          <table:table-cell office:value-type="float" office:value="5.32" calcext:value-type="float">
            <text:p>5.32</text:p>
          </table:table-cell>
          <table:table-cell office:value-type="float" office:value="17.4" calcext:value-type="float">
            <text:p>17.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89" calcext:value-type="float">
            <text:p>0.0289</text:p>
          </table:table-cell>
          <table:table-cell table:formula="of:=PI()/4*(([.C8]+0.02)^2-[.C8]^2)*12*0.05" office:value-type="float" office:value="0.00169646003293849" calcext:value-type="float">
            <text:p>0.00169646003293849</text:p>
          </table:table-cell>
          <table:table-cell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1.83" calcext:value-type="float">
            <text:p>1.83</text:p>
          </table:table-cell>
          <table:table-cell office:value-type="float" office:value="13.9" calcext:value-type="float">
            <text:p>13.9</text:p>
          </table:table-cell>
          <table:table-cell office:value-type="float" office:value="0.547" calcext:value-type="float">
            <text:p>0.547</text:p>
          </table:table-cell>
          <table:table-cell office:value-type="float" office:value="5.18" calcext:value-type="float">
            <text:p>5.18</text:p>
          </table:table-cell>
          <table:table-cell office:value-type="float" office:value="2.63" calcext:value-type="float">
            <text:p>2.63</text:p>
          </table:table-cell>
          <table:table-cell office:value-type="float" office:value="6.56" calcext:value-type="float">
            <text:p>6.56</text:p>
          </table:table-cell>
          <table:table-cell office:value-type="float" office:value="21.5" calcext:value-type="float">
            <text:p>21.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34" calcext:value-type="float">
            <text:p>0.0234</text:p>
          </table:table-cell>
          <table:table-cell table:formula="of:=PI()/4*(([.C9]+0.02)^2-[.C9]^2)*12*0.05" office:value-type="float" office:value="0.00154566358556618" calcext:value-type="float">
            <text:p>0.00154566358556618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6" calcext:value-type="float">
            <text:p>16</text:p>
          </table:table-cell>
          <table:table-cell office:value-type="float" office:value="0.064" calcext:value-type="float">
            <text:p>0.064</text:p>
          </table:table-cell>
          <table:table-cell office:value-type="float" office:value="1.63" calcext:value-type="float">
            <text:p>1.63</text:p>
          </table:table-cell>
          <table:table-cell office:value-type="float" office:value="15.6" calcext:value-type="float">
            <text:p>15.6</text:p>
          </table:table-cell>
          <table:table-cell office:value-type="float" office:value="0.615" calcext:value-type="float">
            <text:p>0.615</text:p>
          </table:table-cell>
          <table:table-cell office:value-type="float" office:value="4.1" calcext:value-type="float">
            <text:p>4.1</text:p>
          </table:table-cell>
          <table:table-cell office:value-type="float" office:value="2.08" calcext:value-type="float">
            <text:p>2.08</text:p>
          </table:table-cell>
          <table:table-cell office:value-type="float" office:value="8.31" calcext:value-type="float">
            <text:p>8.31</text:p>
          </table:table-cell>
          <table:table-cell office:value-type="float" office:value="27.3" calcext:value-type="float">
            <text:p>27.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85" calcext:value-type="float">
            <text:p>0.0185</text:p>
          </table:table-cell>
          <table:table-cell table:formula="of:=PI()/4*(([.C10]+0.02)^2-[.C10]^2)*12*0.05" office:value-type="float" office:value="0.00139486713819387" calcext:value-type="float">
            <text:p>0.00139486713819387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7" calcext:value-type="float">
            <text:p>17</text:p>
          </table:table-cell>
          <table:table-cell office:value-type="float" office:value="0.056" calcext:value-type="float">
            <text:p>0.056</text:p>
          </table:table-cell>
          <table:table-cell office:value-type="float" office:value="1.42" calcext:value-type="float">
            <text:p>1.42</text:p>
          </table:table-cell>
          <table:table-cell office:value-type="float" office:value="17.9" calcext:value-type="float">
            <text:p>17.9</text:p>
          </table:table-cell>
          <table:table-cell office:value-type="float" office:value="0.703" calcext:value-type="float">
            <text:p>0.703</text:p>
          </table:table-cell>
          <table:table-cell office:value-type="float" office:value="3.14" calcext:value-type="float">
            <text:p>3.14</text:p>
          </table:table-cell>
          <table:table-cell office:value-type="float" office:value="1.59" calcext:value-type="float">
            <text:p>1.59</text:p>
          </table:table-cell>
          <table:table-cell office:value-type="float" office:value="10.9" calcext:value-type="float">
            <text:p>10.9</text:p>
          </table:table-cell>
          <table:table-cell office:value-type="float" office:value="35.6" calcext:value-type="float">
            <text:p>35.6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142" calcext:value-type="float">
            <text:p>0.0142</text:p>
          </table:table-cell>
          <table:table-cell table:formula="of:=PI()/4*(([.C11]+0.02)^2-[.C11]^2)*12*0.05" office:value-type="float" office:value="0.00124407069082156" calcext:value-type="float">
            <text:p>0.00124407069082156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8" calcext:value-type="float">
            <text:p>18</text:p>
          </table:table-cell>
          <table:table-cell office:value-type="float" office:value="0.048" calcext:value-type="float">
            <text:p>0.048</text:p>
          </table:table-cell>
          <table:table-cell office:value-type="float" office:value="1.22" calcext:value-type="float">
            <text:p>1.22</text:p>
          </table:table-cell>
          <table:table-cell office:value-type="float" office:value="20.8" calcext:value-type="float">
            <text:p>20.8</text:p>
          </table:table-cell>
          <table:table-cell office:value-type="float" office:value="0.82" calcext:value-type="float">
            <text:p>0.82</text:p>
          </table:table-cell>
          <table:table-cell office:value-type="float" office:value="2.3" calcext:value-type="float">
            <text:p>2.3</text:p>
          </table:table-cell>
          <table:table-cell office:value-type="float" office:value="1.17" calcext:value-type="float">
            <text:p>1.17</text:p>
          </table:table-cell>
          <table:table-cell office:value-type="float" office:value="14.8" calcext:value-type="float">
            <text:p>14.8</text:p>
          </table:table-cell>
          <table:table-cell office:value-type="float" office:value="48.5" calcext:value-type="float">
            <text:p>48.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04" calcext:value-type="float">
            <text:p>0.0104</text:p>
          </table:table-cell>
          <table:table-cell table:formula="of:=PI()/4*(([.C12]+0.02)^2-[.C12]^2)*12*0.05" office:value-type="float" office:value="0.00109327424344925" calcext:value-type="float">
            <text:p>0.00109327424344925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6" calcext:value-type="float">
            <text:p>1.6</text:p>
          </table:table-cell>
          <table:table-cell office:value-type="float" office:value="0.811" calcext:value-type="float">
            <text:p>0.811</text:p>
          </table:table-cell>
          <table:table-cell office:value-type="float" office:value="21.3" calcext:value-type="float">
            <text:p>21.3</text:p>
          </table:table-cell>
          <table:table-cell office:value-type="float" office:value="69.8" calcext:value-type="float">
            <text:p>69.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723" calcext:value-type="float">
            <text:p>0.00723</text:p>
          </table:table-cell>
          <table:table-cell table:formula="of:=PI()/4*(([.C13]+0.02)^2-[.C13]^2)*12*0.05" office:value-type="float" office:value="0.000942477796076938" calcext:value-type="float">
            <text:p>0.000942477796076938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0" calcext:value-type="float">
            <text:p>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914" calcext:value-type="float">
            <text:p>0.914</text:p>
          </table:table-cell>
          <table:table-cell office:value-type="float" office:value="27.8" calcext:value-type="float">
            <text:p>27.8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float" office:value="0.657" calcext:value-type="float">
            <text:p>0.657</text:p>
          </table:table-cell>
          <table:table-cell office:value-type="float" office:value="26.3" calcext:value-type="float">
            <text:p>26.3</text:p>
          </table:table-cell>
          <table:table-cell office:value-type="float" office:value="86.1" calcext:value-type="float">
            <text:p>86.1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586" calcext:value-type="float">
            <text:p>0.00586</text:p>
          </table:table-cell>
          <table:table-cell table:formula="of:=PI()/4*(([.C14]+0.02)^2-[.C14]^2)*12*0.05" office:value-type="float" office:value="0.000867079572390783" calcext:value-type="float">
            <text:p>0.000867079572390783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1" calcext:value-type="float">
            <text:p>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813" calcext:value-type="float">
            <text:p>0.813</text:p>
          </table:table-cell>
          <table:table-cell office:value-type="float" office:value="31.3" calcext:value-type="float">
            <text:p>31.3</text:p>
          </table:table-cell>
          <table:table-cell office:value-type="float" office:value="1.23" calcext:value-type="float">
            <text:p>1.23</text:p>
          </table:table-cell>
          <table:table-cell office:value-type="float" office:value="1.02" calcext:value-type="float">
            <text:p>1.02</text:p>
          </table:table-cell>
          <table:table-cell office:value-type="float" office:value="0.519" calcext:value-type="float">
            <text:p>0.519</text:p>
          </table:table-cell>
          <table:table-cell office:value-type="float" office:value="33.2" calcext:value-type="float">
            <text:p>33.2</text:p>
          </table:table-cell>
          <table:table-cell office:value-type="float" office:value="109" calcext:value-type="float">
            <text:p>109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463" calcext:value-type="float">
            <text:p>0.00463</text:p>
          </table:table-cell>
          <table:table-cell table:formula="of:=PI()/4*(([.C15]+0.02)^2-[.C15]^2)*12*0.05" office:value-type="float" office:value="0.000791681348704628" calcext:value-type="float">
            <text:p>0.000791681348704628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2" calcext:value-type="float">
            <text:p>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711" calcext:value-type="float">
            <text:p>0.711</text:p>
          </table:table-cell>
          <table:table-cell office:value-type="float" office:value="35.7" calcext:value-type="float">
            <text:p>35.7</text:p>
          </table:table-cell>
          <table:table-cell office:value-type="float" office:value="1.41" calcext:value-type="float">
            <text:p>1.41</text:p>
          </table:table-cell>
          <table:table-cell office:value-type="float" office:value="0.784" calcext:value-type="float">
            <text:p>0.784</text:p>
          </table:table-cell>
          <table:table-cell office:value-type="float" office:value="0.397" calcext:value-type="float">
            <text:p>0.397</text:p>
          </table:table-cell>
          <table:table-cell office:value-type="float" office:value="43.4" calcext:value-type="float">
            <text:p>43.4</text:p>
          </table:table-cell>
          <table:table-cell office:value-type="float" office:value="142" calcext:value-type="float">
            <text:p>142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354" calcext:value-type="float">
            <text:p>0.00354</text:p>
          </table:table-cell>
          <table:table-cell table:formula="of:=PI()/4*(([.C16]+0.02)^2-[.C16]^2)*12*0.05" office:value-type="float" office:value="0.000716283125018473" calcext:value-type="float">
            <text:p>0.000716283125018473</text:p>
          </table:table-cell>
          <table:table-cell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3" calcext:value-type="float">
            <text:p>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61" calcext:value-type="float">
            <text:p>0.61</text:p>
          </table:table-cell>
          <table:table-cell office:value-type="float" office:value="41.7" calcext:value-type="float">
            <text:p>41.7</text:p>
          </table:table-cell>
          <table:table-cell office:value-type="float" office:value="1.64" calcext:value-type="float">
            <text:p>1.64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2" calcext:value-type="float">
            <text:p>0.292</text:p>
          </table:table-cell>
          <table:table-cell office:value-type="float" office:value="59.1" calcext:value-type="float">
            <text:p>59.1</text:p>
          </table:table-cell>
          <table:table-cell office:value-type="float" office:value="194" calcext:value-type="float">
            <text:p>19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6" calcext:value-type="float">
            <text:p>0.0026</text:p>
          </table:table-cell>
          <table:table-cell table:formula="of:=PI()/4*(([.C17]+0.02)^2-[.C17]^2)*12*0.05" office:value-type="float" office:value="0.000640884901332318" calcext:value-type="float">
            <text:p>0.000640884901332318</text:p>
          </table:table-cell>
          <table:table-cell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4" calcext:value-type="float">
            <text:p>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559" calcext:value-type="float">
            <text:p>0.559</text:p>
          </table:table-cell>
          <table:table-cell office:value-type="float" office:value="45.5" calcext:value-type="float">
            <text:p>45.5</text:p>
          </table:table-cell>
          <table:table-cell office:value-type="float" office:value="1.79" calcext:value-type="float">
            <text:p>1.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245" calcext:value-type="float">
            <text:p>0.245</text:p>
          </table:table-cell>
          <table:table-cell office:value-type="float" office:value="70.3" calcext:value-type="float">
            <text:p>70.3</text:p>
          </table:table-cell>
          <table:table-cell office:value-type="float" office:value="231" calcext:value-type="float">
            <text:p>23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19" calcext:value-type="float">
            <text:p>0.00219</text:p>
          </table:table-cell>
          <table:table-cell table:formula="of:=PI()/4*(([.C18]+0.02)^2-[.C18]^2)*12*0.05" office:value-type="float" office:value="0.00060318578948924" calcext:value-type="float">
            <text:p>0.00060318578948924</text:p>
          </table:table-cell>
          <table:table-cell/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0.508" calcext:value-type="float">
            <text:p>0.508</text:p>
          </table:table-cell>
          <table:table-cell office:value-type="float" office:value="50" calcext:value-type="float">
            <text:p>50</text:p>
          </table:table-cell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float" office:value="0.203" calcext:value-type="float">
            <text:p>0.203</text:p>
          </table:table-cell>
          <table:table-cell office:value-type="float" office:value="85.1" calcext:value-type="float">
            <text:p>85.1</text:p>
          </table:table-cell>
          <table:table-cell office:value-type="float" office:value="279" calcext:value-type="float">
            <text:p>27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81" calcext:value-type="float">
            <text:p>0.00181</text:p>
          </table:table-cell>
          <table:table-cell table:formula="of:=PI()/4*(([.C19]+0.02)^2-[.C19]^2)*12*0.05" office:value-type="float" office:value="0.000565486677646163" calcext:value-type="float">
            <text:p>0.000565486677646163</text:p>
          </table:table-cell>
          <table:table-cell/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6" calcext:value-type="float">
            <text:p>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457" calcext:value-type="float">
            <text:p>0.457</text:p>
          </table:table-cell>
          <table:table-cell office:value-type="float" office:value="55.6" calcext:value-type="float">
            <text:p>55.6</text:p>
          </table:table-cell>
          <table:table-cell office:value-type="float" office:value="2.19" calcext:value-type="float">
            <text:p>2.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164" calcext:value-type="float">
            <text:p>0.164</text:p>
          </table:table-cell>
          <table:table-cell office:value-type="float" office:value="105" calcext:value-type="float">
            <text:p>105</text:p>
          </table:table-cell>
          <table:table-cell office:value-type="float" office:value="345" calcext:value-type="float">
            <text:p>345</text:p>
          </table:table-cell>
          <table:table-cell table:style-name="ce44" office:value-type="float" office:value="0.000984" calcext:value-type="float">
            <text:p>9.84E-04</text:p>
          </table:table-cell>
          <table:table-cell office:value-type="float" office:value="0.00146" calcext:value-type="float">
            <text:p>0.00146</text:p>
          </table:table-cell>
          <table:table-cell table:formula="of:=PI()/4*(([.C20]+0.02)^2-[.C20]^2)*12*0.05" office:value-type="float" office:value="0.000527787565803085" calcext:value-type="float">
            <text:p>0.000527787565803085</text:p>
          </table:table-cell>
          <table:table-cell/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27" calcext:value-type="float">
            <text:p>2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417" calcext:value-type="float">
            <text:p>0.417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.4</text:p>
          </table:table-cell>
          <table:table-cell office:value-type="float" office:value="0.269" calcext:value-type="float">
            <text:p>0.269</text:p>
          </table:table-cell>
          <table:table-cell office:value-type="float" office:value="0.136" calcext:value-type="float">
            <text:p>0.136</text:p>
          </table:table-cell>
          <table:table-cell office:value-type="float" office:value="127" calcext:value-type="float">
            <text:p>127</text:p>
          </table:table-cell>
          <table:table-cell office:value-type="float" office:value="415" calcext:value-type="float">
            <text:p>415</text:p>
          </table:table-cell>
          <table:table-cell table:style-name="ce44" office:value-type="float" office:value="0.000817" calcext:value-type="float">
            <text:p>8.17E-04</text:p>
          </table:table-cell>
          <table:table-cell office:value-type="float" office:value="0.00122" calcext:value-type="float">
            <text:p>0.00122</text:p>
          </table:table-cell>
          <table:table-cell table:formula="of:=PI()/4*(([.C21]+0.02)^2-[.C21]^2)*12*0.05" office:value-type="float" office:value="0.000497628276328623" calcext:value-type="float">
            <text:p>0.000497628276328623</text:p>
          </table:table-cell>
          <table:table-cell/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28" calcext:value-type="float">
            <text:p>2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376" calcext:value-type="float">
            <text:p>0.376</text:p>
          </table:table-cell>
          <table:table-cell office:value-type="float" office:value="67.6" calcext:value-type="float">
            <text:p>67.6</text:p>
          </table:table-cell>
          <table:table-cell office:value-type="float" office:value="2.66" calcext:value-type="float">
            <text:p>2.66</text:p>
          </table:table-cell>
          <table:table-cell office:value-type="float" office:value="0.219" calcext:value-type="float">
            <text:p>0.219</text:p>
          </table:table-cell>
          <table:table-cell office:value-type="float" office:value="0.111" calcext:value-type="float">
            <text:p>0.111</text:p>
          </table:table-cell>
          <table:table-cell office:value-type="float" office:value="155" calcext:value-type="float">
            <text:p>155</text:p>
          </table:table-cell>
          <table:table-cell office:value-type="float" office:value="510" calcext:value-type="float">
            <text:p>510</text:p>
          </table:table-cell>
          <table:table-cell table:style-name="ce44" office:value-type="float" office:value="0.000665" calcext:value-type="float">
            <text:p>6.65E-04</text:p>
          </table:table-cell>
          <table:table-cell table:style-name="ce44" office:value-type="float" office:value="0.00099" calcext:value-type="float">
            <text:p>9.90E-04</text:p>
          </table:table-cell>
          <table:table-cell table:formula="of:=PI()/4*(([.C22]+0.02)^2-[.C22]^2)*12*0.05" office:value-type="float" office:value="0.000467468986854161" calcext:value-type="float">
            <text:p>0.000467468986854161</text:p>
          </table:table-cell>
          <table:table-cell/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29" calcext:value-type="float">
            <text:p>29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345" calcext:value-type="float">
            <text:p>0.345</text:p>
          </table:table-cell>
          <table:table-cell office:value-type="float" office:value="73.5" calcext:value-type="float">
            <text:p>73.5</text:p>
          </table:table-cell>
          <table:table-cell office:value-type="float" office:value="2.89" calcext:value-type="float">
            <text:p>2.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37" calcext:value-type="float">
            <text:p>0.0937</text:p>
          </table:table-cell>
          <table:table-cell office:value-type="float" office:value="184" calcext:value-type="float">
            <text:p>184</text:p>
          </table:table-cell>
          <table:table-cell office:value-type="float" office:value="604" calcext:value-type="float">
            <text:p>604</text:p>
          </table:table-cell>
          <table:table-cell table:style-name="ce44" office:value-type="float" office:value="0.000562" calcext:value-type="float">
            <text:p>5.62E-04</text:p>
          </table:table-cell>
          <table:table-cell table:style-name="ce44" office:value-type="float" office:value="0.000836" calcext:value-type="float">
            <text:p>8.36E-04</text:p>
          </table:table-cell>
          <table:table-cell table:formula="of:=PI()/4*(([.C23]+0.02)^2-[.C23]^2)*12*0.05" office:value-type="float" office:value="0.000444849519748315" calcext:value-type="float">
            <text:p>0.000444849519748315</text:p>
          </table:table-cell>
          <table:table-cell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30" calcext:value-type="float">
            <text:p>3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315" calcext:value-type="float">
            <text:p>0.315</text:p>
          </table:table-cell>
          <table:table-cell office:value-type="float" office:value="80.6" calcext:value-type="float">
            <text:p>80.6</text:p>
          </table:table-cell>
          <table:table-cell office:value-type="float" office:value="3.18" calcext:value-type="float">
            <text:p>3.18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79" calcext:value-type="float">
            <text:p>0.0779</text:p>
          </table:table-cell>
          <table:table-cell office:value-type="float" office:value="221" calcext:value-type="float">
            <text:p>221</text:p>
          </table:table-cell>
          <table:table-cell office:value-type="float" office:value="726" calcext:value-type="float">
            <text:p>726</text:p>
          </table:table-cell>
          <table:table-cell table:style-name="ce44" office:value-type="float" office:value="0.000467" calcext:value-type="float">
            <text:p>4.67E-04</text:p>
          </table:table-cell>
          <table:table-cell table:style-name="ce44" office:value-type="float" office:value="0.000695" calcext:value-type="float">
            <text:p>6.95E-04</text:p>
          </table:table-cell>
          <table:table-cell table:formula="of:=PI()/4*(([.C24]+0.02)^2-[.C24]^2)*12*0.05" office:value-type="float" office:value="0.000422230052642468" calcext:value-type="float">
            <text:p>0.000422230052642468</text:p>
          </table:table-cell>
          <table:table-cell/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31" calcext:value-type="float">
            <text:p>3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95" calcext:value-type="float">
            <text:p>0.295</text:p>
          </table:table-cell>
          <table:table-cell office:value-type="float" office:value="86.2" calcext:value-type="float">
            <text:p>86.2</text:p>
          </table:table-cell>
          <table:table-cell office:value-type="float" office:value="3.39" calcext:value-type="float">
            <text:p>3.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82" calcext:value-type="float">
            <text:p>0.0682</text:p>
          </table:table-cell>
          <table:table-cell office:value-type="float" office:value="253" calcext:value-type="float">
            <text:p>253</text:p>
          </table:table-cell>
          <table:table-cell office:value-type="float" office:value="830" calcext:value-type="float">
            <text:p>830</text:p>
          </table:table-cell>
          <table:table-cell table:style-name="ce44" office:value-type="float" office:value="0.000409" calcext:value-type="float">
            <text:p>4.09E-04</text:p>
          </table:table-cell>
          <table:table-cell table:style-name="ce44" office:value-type="float" office:value="0.000608" calcext:value-type="float">
            <text:p>6.08E-04</text:p>
          </table:table-cell>
          <table:table-cell table:formula="of:=PI()/4*(([.C25]+0.02)^2-[.C25]^2)*12*0.05" office:value-type="float" office:value="0.000407150407905237" calcext:value-type="float">
            <text:p>0.000407150407905237</text:p>
          </table:table-cell>
          <table:table-cell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32" calcext:value-type="float">
            <text:p>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274" calcext:value-type="float">
            <text:p>0.274</text:p>
          </table:table-cell>
          <table:table-cell office:value-type="float" office:value="92.6" calcext:value-type="float">
            <text:p>92.6</text:p>
          </table:table-cell>
          <table:table-cell office:value-type="float" office:value="3.65" calcext:value-type="float">
            <text:p>3.6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91" calcext:value-type="float">
            <text:p>0.0591</text:p>
          </table:table-cell>
          <table:table-cell office:value-type="float" office:value="292" calcext:value-type="float">
            <text:p>292</text:p>
          </table:table-cell>
          <table:table-cell office:value-type="float" office:value="957" calcext:value-type="float">
            <text:p>957</text:p>
          </table:table-cell>
          <table:table-cell table:style-name="ce44" office:value-type="float" office:value="0.000354" calcext:value-type="float">
            <text:p>3.54E-04</text:p>
          </table:table-cell>
          <table:table-cell table:style-name="ce44" office:value-type="float" office:value="0.000527" calcext:value-type="float">
            <text:p>5.27E-04</text:p>
          </table:table-cell>
          <table:table-cell table:formula="of:=PI()/4*(([.C26]+0.02)^2-[.C26]^2)*12*0.05" office:value-type="float" office:value="0.000392070763168006" calcext:value-type="float">
            <text:p>0.000392070763168006</text:p>
          </table:table-cell>
          <table:table-cell/>
        </table:table-row>
        <table:table-row table:style-name="ro1">
          <table:table-cell table:style-name="ce37" office:value-type="string" calcext:value-type="string">
            <text:p>Circle Packing in a Circle (Wikipedia)</text:p>
          </table:table-cell>
          <table:table-cell table:style-name="Default" table:number-columns-repeated="11"/>
          <table:table-cell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/r</text:p>
          </table:table-cell>
          <table:table-cell table:style-name="Default" table:number-columns-repeated="3"/>
          <table:table-cell table:style-name="ce37" office:value-type="string" calcext:value-type="string">
            <text:p>Above is a rearranged version of a table found on Wikibooks of solid-core copper wire properties.</text:p>
          </table:table-cell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55" calcext:value-type="float">
            <text:p>2.155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14" calcext:value-type="float">
            <text:p>2.414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01" calcext:value-type="float">
            <text:p>2.701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04" calcext:value-type="float">
            <text:p>3.304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13" calcext:value-type="float">
            <text:p>3.613</text:p>
          </table:table-cell>
          <table:table-cell table:style-name="Default" table:number-columns-repeated="10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22:01:59.5440287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9:42:24.556084895</meta:creation-date>
    <dc:date>2025-04-30T23:02:11.292455551</dc:date>
    <meta:editing-duration>PT2H11M15S</meta:editing-duration>
    <meta:editing-cycles>17</meta:editing-cycles>
    <meta:generator>LibreOffice/24.2.7.2$Linux_X86_64 LibreOffice_project/420$Build-2</meta:generator>
    <meta:document-statistic meta:table-count="2" meta:cell-count="958" meta:object-count="0"/>
  </office:meta>
</office:document-meta>
</file>